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15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15pt double #808080" fo:border-right="none" fo:border-top="1.5pt double #808080" fo:border-bottom="0.15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15pt double #808080" fo:border-right="1.5pt double #808080" fo:border-top="1.5pt double #808080" fo:border-bottom="0.15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15pt double #808080"/>
    </style:style>
    <style:style style:name="Table1.B2" style:family="table-cell">
      <style:table-cell-properties style:vertical-align="middle" style:border-line-width-left="0.002cm 0.004cm 0.002cm" style:border-line-width-bottom="0.002cm 0.004cm 0.002cm" fo:padding="0.053cm" fo:border-left="0.15pt double #808080" fo:border-right="none" fo:border-top="none" fo:border-bottom="0.15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15pt double #808080" fo:border-right="1.5pt double #808080" fo:border-top="none" fo:border-bottom="0.15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15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15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15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15pt double #808080" fo:border-right="none" fo:border-top="1.5pt double #808080" fo:border-bottom="0.15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15pt double #808080" fo:border-right="1.5pt double #808080" fo:border-top="1.5pt double #808080" fo:border-bottom="0.15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15pt double #808080"/>
    </style:style>
    <style:style style:name="Table2.B2" style:family="table-cell">
      <style:table-cell-properties style:vertical-align="middle" style:border-line-width-left="0.002cm 0.004cm 0.002cm" style:border-line-width-bottom="0.002cm 0.004cm 0.002cm" fo:padding="0.053cm" fo:border-left="0.15pt double #808080" fo:border-right="none" fo:border-top="none" fo:border-bottom="0.15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15pt double #808080" fo:border-right="1.5pt double #808080" fo:border-top="none" fo:border-bottom="0.15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15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15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1"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2" style:family="paragraph" style:parent-style-name="Table_20_Contents">
      <style:paragraph-properties fo:margin-left="0cm" fo:margin-right="0cm" fo:text-indent="0cm" style:auto-text-indent="false"/>
      <style:text-properties fo:font-size="2pt" style:font-size-asian="2pt" style:font-size-complex="2pt"/>
    </style:style>
    <style:style style:name="P83"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4"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5"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6"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87" style:family="paragraph" style:parent-style-name="Standard">
      <style:text-properties style:font-name="Liberation Mono" fo:font-size="10pt" officeooo:rsid="0036fcef" officeooo:paragraph-rsid="003c9403" style:font-size-asian="10pt" style:font-size-complex="10pt"/>
    </style:style>
    <style:style style:name="P88" style:family="paragraph" style:parent-style-name="Standard">
      <style:text-properties style:font-name="Liberation Mono" fo:font-size="10pt" officeooo:rsid="0046dc80" officeooo:paragraph-rsid="0049517b" style:font-size-asian="10pt" style:font-size-complex="10pt"/>
    </style:style>
    <style:style style:name="P89" style:family="paragraph" style:parent-style-name="Standard">
      <style:text-properties style:font-name="Liberation Mono" fo:font-size="10pt" officeooo:rsid="0046dc80" officeooo:paragraph-rsid="004b94aa" style:font-size-asian="10pt" style:font-size-complex="10pt"/>
    </style:style>
    <style:style style:name="P90" style:family="paragraph" style:parent-style-name="Standard">
      <style:text-properties style:font-name="Liberation Mono" fo:font-size="10pt" officeooo:rsid="004830e8" officeooo:paragraph-rsid="004830e8" style:font-size-asian="10pt" style:font-size-complex="10pt"/>
    </style:style>
    <style:style style:name="P91"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92" style:family="paragraph" style:parent-style-name="Text_20_body">
      <style:text-properties officeooo:paragraph-rsid="003c9403"/>
    </style:style>
    <style:style style:name="P93" style:family="paragraph" style:parent-style-name="Text_20_body">
      <style:text-properties officeooo:paragraph-rsid="0059be88"/>
    </style:style>
    <style:style style:name="P94" style:family="paragraph" style:parent-style-name="Text_20_body">
      <style:text-properties officeooo:rsid="005a682d" officeooo:paragraph-rsid="005a682d"/>
    </style:style>
    <style:style style:name="P9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9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97" style:family="paragraph" style:parent-style-name="Preformatted_20_Text">
      <style:paragraph-properties fo:margin-top="0cm" fo:margin-bottom="0.499cm" loext:contextual-spacing="false"/>
    </style:style>
    <style:style style:name="P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2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23"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24"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25"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26"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2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12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2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3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13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3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13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13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35" style:family="paragraph" style:parent-style-name="Heading_20_4">
      <style:text-properties officeooo:rsid="001ea7ef" officeooo:paragraph-rsid="001ea7ef"/>
    </style:style>
    <style:style style:name="P136" style:family="paragraph" style:parent-style-name="Table_20_Contents">
      <style:paragraph-properties fo:margin-top="0cm" fo:margin-bottom="0cm" loext:contextual-spacing="false"/>
      <style:text-properties style:font-name="arial"/>
    </style:style>
    <style:style style:name="P13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3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color="#050505" style:font-name="PT Sans" fo:font-size="9.75pt" fo:letter-spacing="normal" fo:font-style="italic" fo:font-weight="normal"/>
    </style:style>
    <style:style style:name="T38" style:family="text">
      <style:text-properties fo:color="#050505" fo:letter-spacing="normal"/>
    </style:style>
    <style:style style:name="T39" style:family="text">
      <style:text-properties fo:font-weight="bold" fo:padding="0cm" fo:border="none"/>
    </style:style>
    <style:style style:name="T40" style:family="text">
      <style:text-properties style:text-line-through-style="none" style:text-line-through-type="none" style:font-name="STIXGeneral" fo:font-size="12.75pt" style:text-underline-style="none" style:text-blinking="false" fo:padding="0cm" fo:border="none"/>
    </style:style>
    <style:style style:name="T41" style:family="text">
      <style:text-properties style:text-line-through-style="none" style:text-line-through-type="none" style:font-name="STIXGeneral" fo:font-size="12.75pt" fo:font-style="italic" style:text-underline-style="none" style:text-blinking="false" fo:padding="0cm" fo:border="none"/>
    </style:style>
    <style:style style:name="T42" style:family="text">
      <style:text-properties style:text-line-through-style="none" style:text-line-through-type="none" style:font-name="STIXGeneral" fo:font-size="9pt" style:text-underline-style="none" style:text-blinking="false" fo:padding="0cm" fo:border="none"/>
    </style:style>
    <style:style style:name="T43" style:family="text">
      <style:text-properties style:text-line-through-style="none" style:text-line-through-type="none" style:font-name="STIXGeneral" fo:font-size="9pt" fo:font-style="italic" style:text-underline-style="none" style:text-blinking="false" fo:padding="0cm" fo:border="none"/>
    </style:style>
    <style:style style:name="T44" style:family="text">
      <style:text-properties style:text-line-through-style="none" style:text-line-through-type="none" fo:font-size="12.75pt" style:text-underline-style="none" style:text-blinking="false" fo:padding="0cm" fo:border="none"/>
    </style:style>
    <style:style style:name="T45" style:family="text">
      <style:text-properties officeooo:rsid="00253073"/>
    </style:style>
    <style:style style:name="T46" style:family="text">
      <style:text-properties officeooo:rsid="002afd76"/>
    </style:style>
    <style:style style:name="T47" style:family="text">
      <style:text-properties officeooo:rsid="002c6291"/>
    </style:style>
    <style:style style:name="T48" style:family="text">
      <style:text-properties officeooo:rsid="00304f65"/>
    </style:style>
    <style:style style:name="T49" style:family="text">
      <style:text-properties officeooo:rsid="00331f4a"/>
    </style:style>
    <style:style style:name="T50" style:family="text">
      <style:text-properties officeooo:rsid="003500b1"/>
    </style:style>
    <style:style style:name="T51" style:family="text">
      <style:text-properties fo:font-style="normal" fo:font-weight="normal"/>
    </style:style>
    <style:style style:name="T52" style:family="text">
      <style:text-properties fo:font-style="normal" fo:font-weight="normal" officeooo:rsid="005fc656"/>
    </style:style>
    <style:style style:name="T53" style:family="text">
      <style:text-properties fo:font-style="normal" fo:font-weight="normal" officeooo:rsid="00614242"/>
    </style:style>
    <style:style style:name="T54" style:family="text">
      <style:text-properties fo:font-style="normal" fo:font-weight="normal" officeooo:rsid="0063396c"/>
    </style:style>
    <style:style style:name="T55" style:family="text">
      <style:text-properties fo:font-style="normal" fo:font-weight="normal" fo:background-color="#ffcc00" loext:char-shading-value="0"/>
    </style:style>
    <style:style style:name="T56" style:family="text">
      <style:text-properties fo:font-style="normal" fo:font-weight="normal" officeooo:rsid="0069aba3" fo:background-color="#ccff66" loext:char-shading-value="0"/>
    </style:style>
    <style:style style:name="T57" style:family="text">
      <style:text-properties style:font-name="IsabelleText" fo:font-size="14pt" fo:font-style="normal" fo:font-weight="normal"/>
    </style:style>
    <style:style style:name="T58" style:family="text">
      <style:text-properties fo:color="#006699" fo:font-weight="bold"/>
    </style:style>
    <style:style style:name="T59" style:family="text">
      <style:text-properties fo:color="#cc6600"/>
    </style:style>
    <style:style style:name="T60" style:family="text">
      <style:text-properties fo:color="#009966" fo:font-weight="bold"/>
    </style:style>
    <style:style style:name="T61" style:family="text">
      <style:text-properties fo:color="#009966" style:font-name="IsabelleText" fo:font-size="14pt" fo:font-style="normal" fo:font-weight="bold"/>
    </style:style>
    <style:style style:name="T62" style:family="text">
      <style:text-properties fo:color="#ff00cc"/>
    </style:style>
    <style:style style:name="T63" style:family="text">
      <style:text-properties fo:color="#ff00cc" style:font-name="IsabelleText" fo:font-size="14pt" fo:font-style="normal" fo:font-weight="normal"/>
    </style:style>
    <style:style style:name="T64" style:family="text">
      <style:text-properties fo:color="#ff00cc" style:text-position="-33% 80%"/>
    </style:style>
    <style:style style:name="T65" style:family="text">
      <style:text-properties officeooo:rsid="0041fb4f"/>
    </style:style>
    <style:style style:name="T66" style:family="text">
      <style:text-properties officeooo:rsid="004442b0"/>
    </style:style>
    <style:style style:name="T67" style:family="text">
      <style:text-properties fo:padding="0cm" fo:border="none"/>
    </style:style>
    <style:style style:name="T68" style:family="text">
      <style:text-properties officeooo:rsid="0049517b"/>
    </style:style>
    <style:style style:name="T69" style:family="text">
      <style:text-properties officeooo:rsid="004b94aa"/>
    </style:style>
    <style:style style:name="T70" style:family="text">
      <style:text-properties officeooo:rsid="004b94aa" fo:padding="0cm" fo:border="none"/>
    </style:style>
    <style:style style:name="T71" style:family="text">
      <style:text-properties officeooo:rsid="0059be88"/>
    </style:style>
    <style:style style:name="T72" style:family="text">
      <style:text-properties officeooo:rsid="005d3f6e"/>
    </style:style>
    <style:style style:name="T73" style:family="text">
      <style:text-properties fo:background-color="#ffcc00" loext:char-shading-value="0"/>
    </style:style>
    <style:style style:name="T74" style:family="text">
      <style:text-properties officeooo:rsid="006a8c95" fo:background-color="#ffcc00" loext:char-shading-value="0"/>
    </style:style>
    <style:style style:name="T75" style:family="text">
      <style:text-properties officeooo:rsid="0069aba3" fo:background-color="#ccff66" loext:char-shading-value="0"/>
    </style:style>
    <style:style style:name="T76" style:family="text">
      <style:text-properties officeooo:rsid="006a8c95" fo:background-color="#ccff66" loext:char-shading-value="0"/>
    </style:style>
    <style:style style:name="T77" style:family="text">
      <style:text-properties officeooo:rsid="006c4e2d" fo:background-color="#ccff66" loext:char-shading-value="0"/>
    </style:style>
    <style:style style:name="T78" style:family="text">
      <style:text-properties style:font-name="Source Sans Pro" fo:font-size="13.5pt"/>
    </style:style>
    <style:style style:name="T79" style:family="text">
      <style:text-properties style:font-name="inherit" fo:padding="0cm" fo:border="none"/>
    </style:style>
    <style:style style:name="T80" style:family="text">
      <style:text-properties officeooo:rsid="00705695"/>
    </style:style>
    <style:style style:name="T81" style:family="text">
      <style:text-properties fo:color="#000000" style:font-name="Times New Roman" fo:font-size="14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text:soft-page-break/>(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text:soft-page-break/>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soft-page-break/>...</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text:soft-page-break/></text:p>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text:soft-page-break/></text:p>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83">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oft-pag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37">(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38"> </text:span><text:span text:style-name="T37">is a strictly increasing sequence of values (for increasing n).</text:span></text:p>
      <text:p text:style-name="P75"/>
      <text:p text:style-name="P73"><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oft-pag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5"><text:line-break/><text:soft-pag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text:span><text:soft-page-break/><text:span text:style-name="T9">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34" text:outline-level="4">Ordinal Gamma0 in Coq</text:h>
      <text:p text:style-name="P77">Inductive ordinal : Type :=</text:p>
      <text:p text:style-name="P58"><text:s/><text:span text:style-name="T51">| Zero : ordinal</text:span></text:p>
      <text:p text:style-name="P58"><text:s/><text:span text:style-name="T51">| Succ : ordinal -&gt; ordinal</text:span></text:p>
      <text:p text:style-name="P58"><text:s/><text:span text:style-name="T51">| Limit : (nat -&gt; ordinal) -&gt; ordinal.</text:span></text:p>
      <text:p text:style-name="P66"/>
      <text:p text:style-name="P60">Fixpoint iter (a:Type) (f:a-&gt;a) (n:nat) (x:a) : a :=</text:p>
      <text:p text:style-name="P58"><text:s/><text:span text:style-name="T51">match n with</text:span></text:p>
      <text:p text:style-name="P58"><text:s text:c="2"/><text:span text:style-name="T51">| O =&gt; x</text:span></text:p>
      <text:p text:style-name="P58"><text:s text:c="2"/><text:span text:style-name="T51">| S p =&gt; iter a f p (f x)</text:span></text:p>
      <text:p text:style-name="P58"><text:s/><text:span text:style-name="T51">end.</text:span></text:p>
      <text:p text:style-name="P66"/>
      <text:p text:style-name="P60">Definition OpLim (F:nat-&gt;ordinal-&gt;ordinal) (a:ordinal) : ordinal :=</text:p>
      <text:p text:style-name="P58"><text:s/><text:span text:style-name="T51">Limit (fun n =&gt; F n a).</text:span></text:p>
      <text:p text:style-name="P58"><text:s/></text:p>
      <text:p text:style-name="P60">Definition OpItw (f:ordinal-&gt;ordinal) : ordinal-&gt;ordinal :=</text:p>
      <text:p text:style-name="P58"><text:s/><text:span text:style-name="T51">OpLim (iter _ f).</text:span></text:p>
      <text:p text:style-name="P66"/>
      <text:p text:style-name="P60">Fixpoint cantor (a:ordinal) (c:ordinal) : ordinal :=</text:p>
      <text:p text:style-name="P58"><text:s/><text:span text:style-name="T51">match c with</text:span></text:p>
      <text:p text:style-name="P58"><text:s text:c="2"/><text:span text:style-name="T51">| Zero =&gt; Succ a</text:span></text:p>
      <text:p text:style-name="P58"><text:s text:c="2"/><text:span text:style-name="T51">| Succ b =&gt; OpItw (fun x =&gt; cantor x b) a</text:span></text:p>
      <text:p text:style-name="P58"><text:s text:c="2"/><text:span text:style-name="T51">| Limit f =&gt; Limit (fun n =&gt; cantor a (f n))</text:span></text:p>
      <text:p text:style-name="P58"><text:s/><text:span text:style-name="T51">end.</text:span></text:p>
      <text:p text:style-name="P66"/>
      <text:p text:style-name="P60">Fixpoint Nabla (f:ordinal-&gt;ordinal) (b:ordinal) : ordinal :=</text:p>
      <text:p text:style-name="P58"><text:s/><text:span text:style-name="T51">match b with</text:span></text:p>
      <text:p text:style-name="P58"><text:s text:c="2"/><text:span text:style-name="T51">| Zero =&gt; f Zero</text:span></text:p>
      <text:p text:style-name="P58"><text:s text:c="2"/><text:span text:style-name="T51">| Succ a =&gt; f (Succ (Nabla f a))</text:span></text:p>
      <text:p text:style-name="P58"><text:s text:c="2"/><text:span text:style-name="T51">| Limit h =&gt; Limit (fun n =&gt; Nabla f (h n))</text:span></text:p>
      <text:p text:style-name="P58"><text:s/><text:span text:style-name="T51">end.</text:span></text:p>
      <text:p text:style-name="P66"/>
      <text:p text:style-name="P60">Definition deriv (f:ordinal-&gt;ordinal) : ordinal-&gt;ordinal :=</text:p>
      <text:p text:style-name="P58"><text:s/><text:span text:style-name="T51">Nabla (OpItw f).</text:span></text:p>
      <text:p text:style-name="P66"/>
      <text:p text:style-name="P60">Fixpoint veblen (b:ordinal) : ordinal-&gt;ordinal :=</text:p>
      <text:p text:style-name="P58"><text:s/><text:span text:style-name="T51">match b with</text:span></text:p>
      <text:p text:style-name="P58"><text:s text:c="2"/><text:span text:style-name="T51">| Zero =&gt; Nabla (OpLim (iter _ (cantor Zero)))</text:span></text:p>
      <text:p text:style-name="P58"><text:s text:c="2"/><text:span text:style-name="T51">| Succ a =&gt; Nabla (OpLim (iter _ (veblen a)))</text:span></text:p>
      <text:p text:style-name="P58"><text:s text:c="2"/><text:span text:style-name="T51">| Limit f =&gt; Nabla (OpLim (fun n =&gt; veblen (f n)))</text:span></text:p>
      <text:p text:style-name="P58"><text:s/><text:span text:style-name="T51">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text:soft-page-break/>Check epsilon0.</text:p>
      <text:p text:style-name="P98">Check Gamma0.</text:p>
      <text:p text:style-name="P92"><text:line-break/></text:p>
      <text:p text:style-name="P92"/>
      <text:p text:style-name="P92"/>
      <text:p text:style-name="P9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87"><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27"><text:s text:c="4"/><text:span text:style-name="T57">Author: <text:s text:c="4"/>Stefan Berghofer and Markus Wenzel, TU Muenchen</text:span></text:p>
      <text:p text:style-name="P128">*)</text:p>
      <text:p text:style-name="P133"/>
      <text:p text:style-name="P129"><text:span text:style-name="T58">section</text:span> <text:span text:style-name="T59">‹Ordinals›</text:span></text:p>
      <text:p text:style-name="P133"/>
      <text:p text:style-name="P129"><text:span text:style-name="T58">theory</text:span> Ordinals</text:p>
      <text:p text:style-name="P129"><text:span text:style-name="T60">imports</text:span> Main</text:p>
      <text:p text:style-name="P131">begin</text:p>
      <text:p text:style-name="P133"/>
      <text:p text:style-name="P129"><text:span text:style-name="T58">text</text:span> <text:span text:style-name="T59">‹</text:span></text:p>
      <text:p text:style-name="P132"><text:s text:c="2"/><text:span text:style-name="T57">Some basic definitions of ordinal numbers. <text:s/>Draws an Agda</text:span></text:p>
      <text:p text:style-name="P132"><text:s text:c="2"/><text:span text:style-name="T57">development (in Martin-L\"of type theory) by Peter Hancock (see</text:span></text:p>
      <text:p text:style-name="P132"><text:s text:c="2"/><text:span text:style-name="T57">?â¹http://www.dcs.ed.ac.uk/home/pgh/chat.html›).</text:span></text:p>
      <text:p text:style-name="P132">›</text:p>
      <text:p text:style-name="P133"/>
      <text:p text:style-name="P129"><text:span text:style-name="T58">datatype</text:span> ordinal =</text:p>
      <text:p text:style-name="P130"><text:s text:c="4"/><text:span text:style-name="T57">Zero</text:span></text:p>
      <text:p text:style-name="P130"><text:s text:c="2"/><text:span text:style-name="T57">| Succ ordinal</text:span></text:p>
      <text:p text:style-name="P130"><text:s text:c="2"/><text:span text:style-name="T57">| Limit </text:span><text:span text:style-name="T63">"nat ⇒ ordinal"</text:span></text:p>
      <text:p text:style-name="P133"/>
      <text:p text:style-name="P129"><text:span text:style-name="T58">primrec</text:span> pred :: <text:span text:style-name="T62">"ordinal ⇒ nat ⇒ ordinal option"</text:span></text:p>
      <text:p text:style-name="P131">where</text:p>
      <text:p text:style-name="P130"><text:s text:c="2"/><text:span text:style-name="T63">"pred Zero n = None"</text:span></text:p>
      <text:p text:style-name="P129">| <text:span text:style-name="T62">"pred (Succ a) n = Some a"</text:span></text:p>
      <text:p text:style-name="P129">| <text:span text:style-name="T62">"pred (Limit f) n = Some (f n)"</text:span></text:p>
      <text:p text:style-name="P133"/>
      <text:p text:style-name="P129"><text:span text:style-name="T58">abbreviation</text:span> (input) iter :: <text:span text:style-name="T62">"('a ⇒ 'a) ⇒ nat ⇒ ('a ⇒ 'a)"</text:span></text:p>
      <text:p text:style-name="P130"><text:soft-page-break/><text:s text:c="2"/><text:span text:style-name="T61">where</text:span><text:span text:style-name="T57"> </text:span><text:span text:style-name="T63">"iter f n ≡ f ^^ n"</text:span></text:p>
      <text:p text:style-name="P133"/>
      <text:p text:style-name="P129"><text:span text:style-name="T58">definition</text:span> OpLim :: <text:span text:style-name="T62">"(nat ⇒ (ordinal ⇒ ordinal)) ⇒ (ordinal ⇒ ordinal)"</text:span></text:p>
      <text:p text:style-name="P130"><text:s text:c="2"/><text:span text:style-name="T61">where</text:span><text:span text:style-name="T57"> </text:span><text:span text:style-name="T63">"OpLim F a = Limit (λn. F n a)"</text:span></text:p>
      <text:p text:style-name="P133"/>
      <text:p text:style-name="P129"><text:span text:style-name="T58">definition</text:span> OpItw :: <text:span text:style-name="T62">"(ordinal ⇒ ordinal) ⇒ (ordinal ⇒ ordinal)"</text:span> <text:s/>(<text:span text:style-name="T62">"⨆"</text:span>)</text:p>
      <text:p text:style-name="P130"><text:s text:c="2"/><text:span text:style-name="T61">where</text:span><text:span text:style-name="T57"> </text:span><text:span text:style-name="T63">"⨆f = OpLim (iter f)"</text:span></text:p>
      <text:p text:style-name="P133"/>
      <text:p text:style-name="P129"><text:span text:style-name="T58">primrec</text:span> cantor :: <text:span text:style-name="T62">"ordinal ⇒ ordinal ⇒ ordinal"</text:span></text:p>
      <text:p text:style-name="P131">where</text:p>
      <text:p text:style-name="P130"><text:s text:c="2"/><text:span text:style-name="T63">"cantor a Zero = Succ a"</text:span></text:p>
      <text:p text:style-name="P129">| <text:span text:style-name="T62">"cantor a (Succ b) = ⨆(λx. cantor x b) a"</text:span></text:p>
      <text:p text:style-name="P129">| <text:span text:style-name="T62">"cantor a (Limit f) = Limit (λn. cantor a (f n))"</text:span></text:p>
      <text:p text:style-name="P133"/>
      <text:p text:style-name="P129"><text:span text:style-name="T58">primrec</text:span> Nabla :: <text:span text:style-name="T62">"(ordinal ⇒ ordinal) ⇒ (ordinal ⇒ ordinal)"</text:span> <text:s/>(<text:span text:style-name="T62">"∇"</text:span>)</text:p>
      <text:p text:style-name="P131">where</text:p>
      <text:p text:style-name="P130"><text:s text:c="2"/><text:span text:style-name="T63">"∇f Zero = f Zero"</text:span></text:p>
      <text:p text:style-name="P129">| <text:span text:style-name="T62">"∇f (Succ a) = f (Succ (∇f a))"</text:span></text:p>
      <text:p text:style-name="P129">| <text:span text:style-name="T62">"∇f (Limit h) = Limit (λn. ∇f (h n))"</text:span></text:p>
      <text:p text:style-name="P133"/>
      <text:p text:style-name="P129"><text:span text:style-name="T58">definition</text:span> deriv :: <text:span text:style-name="T62">"(ordinal ⇒ ordinal) ⇒ (ordinal ⇒ ordinal)"</text:span></text:p>
      <text:p text:style-name="P130"><text:s text:c="2"/><text:span text:style-name="T61">where</text:span><text:span text:style-name="T57"> </text:span><text:span text:style-name="T63">"deriv f = ∇(⨆f)"</text:span></text:p>
      <text:p text:style-name="P133"/>
      <text:p text:style-name="P129"><text:span text:style-name="T58">primrec</text:span> veblen :: <text:span text:style-name="T62">"ordinal ⇒ ordinal ⇒ ordinal"</text:span></text:p>
      <text:p text:style-name="P131">where</text:p>
      <text:p text:style-name="P130"><text:s text:c="2"/><text:span text:style-name="T63">"veblen Zero = ∇(OpLim (iter (cantor Zero)))"</text:span></text:p>
      <text:p text:style-name="P129">| <text:span text:style-name="T62">"veblen (Succ a) = ∇(OpLim (iter (veblen a)))"</text:span></text:p>
      <text:p text:style-name="P129">| <text:span text:style-name="T62">"veblen (Limit f) = ∇(OpLim (λn. veblen (f n)))"</text:span></text:p>
      <text:p text:style-name="P133"/>
      <text:p text:style-name="P129"><text:span text:style-name="T58">definition</text:span> <text:span text:style-name="T62">"veb a = veblen a Zero"</text:span></text:p>
      <text:p text:style-name="P129"><text:span text:style-name="T58">definition</text:span> <text:span text:style-name="T62">"ε⇩</text:span><text:span text:style-name="T64">0</text:span><text:span text:style-name="T62"> = veb Zero"</text:span></text:p>
      <text:p text:style-name="P129"><text:span text:style-name="T58">definition</text:span> <text:span text:style-name="T62">"Γ⇩</text:span><text:span text:style-name="T64">0</text:span><text:span text:style-name="T62"> = Limit (λn. iter veb n Zero)"</text:span></text:p>
      <text:p text:style-name="P133"/>
      <text:p text:style-name="P123">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51">are connected with the Gentzen lens, for</text:span></text:p>
      <text:p text:style-name="P58"><text:s text:c="3"/><text:span text:style-name="T51">the datatype of formal ordinals -}</text:span></text:p>
      <text:p text:style-name="P66"><text:soft-page-break/></text:p>
      <text:p text:style-name="P60">package Ordinals where</text:p>
      <text:p text:style-name="P66"/>
      <text:p text:style-name="P58"><text:s text:c="2"/><text:span text:style-name="T51">open Amenities use </text:span></text:p>
      <text:p text:style-name="P58"><text:s text:c="5"/><text:span text:style-name="T51">Pi, implies , and, </text:span></text:p>
      <text:p text:style-name="P58"><text:s text:c="5"/><text:span text:style-name="T51">N1, N0</text:span></text:p>
      <text:p text:style-name="P66"/>
      <text:p text:style-name="P58"><text:s text:c="2"/><text:span text:style-name="T51">open Naturals use </text:span></text:p>
      <text:p text:style-name="P58"><text:s text:c="5"/><text:span text:style-name="T51">Nat, It, Rec, Seq</text:span></text:p>
      <text:p text:style-name="P66"/>
      <text:p text:style-name="P58"><text:s text:c="2"/><text:span text:style-name="T51">Ord :: Set = data O </text:span></text:p>
      <text:p text:style-name="P58"><text:s text:c="18"/><text:span text:style-name="T51">| S (a :: Ord) </text:span></text:p>
      <text:p text:style-name="P58"><text:s text:c="18"/><text:span text:style-name="T51">| L (ls :: (n :: Nat)-&gt;Ord)</text:span></text:p>
      <text:p text:style-name="P66"/>
      <text:p text:style-name="P58"><text:s text:c="2"/><text:span text:style-name="T51">{- Some less barbarous notation -} <text:s/></text:span></text:p>
      <text:p text:style-name="P58"><text:s text:c="2"/><text:span text:style-name="T51">zero <text:s/>:: Ord <text:s text:c="7"/>= O@Ord</text:span></text:p>
      <text:p text:style-name="P58"><text:s text:c="2"/><text:span text:style-name="T51">succ <text:s/>:: Ord -&gt; Ord = S@Ord</text:span></text:p>
      <text:p text:style-name="P58"><text:s text:c="2"/><text:span text:style-name="T51">limit :: (Nat -&gt; Ord) -&gt; Ord = L@Ord</text:span></text:p>
      <text:p text:style-name="P66"/>
      <text:p text:style-name="P58"><text:s text:c="2"/><text:span text:style-name="T51">{------ The transition structure on Ord ---}</text:span></text:p>
      <text:p text:style-name="P66"/>
      <text:p text:style-name="P58"><text:s text:c="2"/><text:span text:style-name="T51">{- Cofinality -}</text:span></text:p>
      <text:p text:style-name="P58"><text:s text:c="2"/><text:span text:style-name="T51">C (a :: Ord) :: Set</text:span></text:p>
      <text:p text:style-name="P58"><text:s text:c="4"/><text:span text:style-name="T51">= case a of </text:span></text:p>
      <text:p text:style-name="P58"><text:s text:c="8"/><text:span text:style-name="T51">(O) <text:s text:c="3"/>-&gt; N0</text:span></text:p>
      <text:p text:style-name="P58"><text:s text:c="8"/><text:span text:style-name="T51">(S a') -&gt; N1</text:span></text:p>
      <text:p text:style-name="P58"><text:s text:c="8"/><text:span text:style-name="T51">(L ls) -&gt; Nat</text:span></text:p>
      <text:p text:style-name="P58"><text:s text:c="2"/></text:p>
      <text:p text:style-name="P58"><text:s text:c="2"/><text:span text:style-name="T51">{- Predecessor -}</text:span></text:p>
      <text:p text:style-name="P58"><text:s text:c="2"/><text:span text:style-name="T51">pd (a :: Ord) (t :: C a) :: Ord</text:span></text:p>
      <text:p text:style-name="P58"><text:s text:c="4"/><text:span text:style-name="T51">= case a of </text:span></text:p>
      <text:p text:style-name="P58"><text:s text:c="8"/><text:span text:style-name="T51">(O) <text:s text:c="3"/>-&gt; case t of { }</text:span></text:p>
      <text:p text:style-name="P58"><text:s text:c="8"/><text:span text:style-name="T51">(S a') -&gt; a'</text:span></text:p>
      <text:p text:style-name="P58"><text:s text:c="8"/><text:span text:style-name="T51">(L ls) -&gt; ls t</text:span></text:p>
      <text:p text:style-name="P66"/>
      <text:p text:style-name="P58"><text:s text:c="2"/><text:span text:style-name="T51">{--------- operations from Ords to Ords ------------}</text:span></text:p>
      <text:p text:style-name="P58"><text:s text:c="2"/></text:p>
      <text:p text:style-name="P58"><text:s text:c="2"/><text:span text:style-name="T51">Op :: Set = Ord -&gt; Ord </text:span></text:p>
      <text:p text:style-name="P66"/>
      <text:p text:style-name="P58"><text:s text:c="2"/><text:span text:style-name="T51">{- Composing operations -} <text:s/></text:span></text:p>
      <text:p text:style-name="P58"><text:s text:c="2"/><text:span text:style-name="T51">Comp :: Op -&gt; Op -&gt; Op</text:span></text:p>
      <text:p text:style-name="P58"><text:s text:c="5"/><text:span text:style-name="T51">= \(f :: Op) -&gt; \(g :: Op) -&gt; \(a :: Ord) -&gt; </text:span></text:p>
      <text:p text:style-name="P58"><text:s text:c="7"/><text:span text:style-name="T51">f (g a)</text:span></text:p>
      <text:p text:style-name="P66"/>
      <text:p text:style-name="P58"><text:s text:c="2"/><text:span text:style-name="T51">{- Iterating operations, to get a sequence -}</text:span></text:p>
      <text:p text:style-name="P58"><text:s text:c="2"/><text:span text:style-name="T51">OpIt :: Op -&gt; Seq Op</text:span></text:p>
      <text:p text:style-name="P58"><text:s text:c="5"/><text:span text:style-name="T51">= It Ord </text:span></text:p>
      <text:p text:style-name="P66"/>
      <text:p text:style-name="P58"><text:s text:c="2"/><text:span text:style-name="T51">{- pointwise limit of a seuence of operations -}</text:span></text:p>
      <text:p text:style-name="P58"><text:s text:c="2"/><text:span text:style-name="T51">OpLim :: Seq Op -&gt; Op</text:span></text:p>
      <text:p text:style-name="P58"><text:s text:c="5"/><text:span text:style-name="T51">= \(fs :: Nat -&gt; Op) -&gt; \(a :: Ord) -&gt; </text:span></text:p>
      <text:p text:style-name="P58"><text:s text:c="7"/><text:span text:style-name="T51">limit (\(n :: Nat) -&gt; fs n a) <text:s/></text:span></text:p>
      <text:p text:style-name="P66"/>
      <text:p text:style-name="P58"><text:s text:c="2"/><text:span text:style-name="T51">{- omega iterating an operation -}</text:span></text:p>
      <text:p text:style-name="P58"><text:s text:c="2"/><text:span text:style-name="T51">OpItw :: Op -&gt; Op</text:span></text:p>
      <text:p text:style-name="P58"><text:s text:c="5"/><text:span text:style-name="T51">= \(f :: Op) -&gt; OpLim (OpIt f)</text:span></text:p>
      <text:p text:style-name="P66"/>
      <text:p text:style-name="P58"><text:s text:c="2"/><text:span text:style-name="T51">{------------ Cantor hierarchy -------------------}</text:span></text:p>
      <text:p text:style-name="P66"/>
      <text:p text:style-name="P58"><text:s text:c="2"/><text:span text:style-name="T51">{- recursive (in second argument). -}</text:span></text:p>
      <text:p text:style-name="P58"><text:s text:c="2"/><text:span text:style-name="T51">w :: Ord -&gt; Ord -&gt; Ord</text:span></text:p>
      <text:p text:style-name="P58"><text:s text:c="5"/><text:span text:style-name="T51">= \(a :: Ord) -&gt; </text:span></text:p>
      <text:p text:style-name="P58"><text:s text:c="7"/><text:span text:style-name="T51">\(b :: Ord) -&gt; </text:span></text:p>
      <text:p text:style-name="P58"><text:s text:c="8"/><text:span text:style-name="T51">case b of </text:span></text:p>
      <text:p text:style-name="P58"><text:soft-page-break/><text:s text:c="10"/><text:span text:style-name="T51">(O) <text:s text:c="3"/>-&gt; succ a</text:span></text:p>
      <text:p text:style-name="P58"><text:s text:c="10"/><text:span text:style-name="T51">(S b') -&gt; OpItw (\(x :: Ord) -&gt; x `w` b') a</text:span></text:p>
      <text:p text:style-name="P58"><text:s text:c="10"/><text:span text:style-name="T51">(L ls) -&gt; limit (\(n :: Nat) -&gt; a `w` (ls n))</text:span></text:p>
      <text:p text:style-name="P66"/>
      <text:p text:style-name="P58"><text:s text:c="2"/><text:span text:style-name="T51">{- The function a |-&gt; w^a -}</text:span></text:p>
      <text:p text:style-name="P58"><text:s text:c="2"/><text:span text:style-name="T51">wexp :: Op = w zero</text:span></text:p>
      <text:p text:style-name="P66"/>
      <text:p text:style-name="P58"><text:s text:c="2"/><text:span text:style-name="T51">{-------- Things related to the Veblen hierarchy --------}</text:span></text:p>
      <text:p text:style-name="P66"/>
      <text:p text:style-name="P58"><text:s text:c="2"/><text:span text:style-name="T51">{- \a -&gt; (f.(+1))^a (f 0) : an essential part of derivative -} </text:span></text:p>
      <text:p text:style-name="P58"><text:s text:c="2"/><text:span text:style-name="T51">{- recursive. -}</text:span></text:p>
      <text:p text:style-name="P58"><text:s text:c="2"/><text:span text:style-name="T51">Nabla :: Op -&gt; Op</text:span></text:p>
      <text:p text:style-name="P58"><text:s text:c="5"/><text:span text:style-name="T51">= \(f :: Op) -&gt; \(a :: Ord) -&gt; </text:span></text:p>
      <text:p text:style-name="P58"><text:s text:c="7"/><text:span text:style-name="T51">case a of </text:span></text:p>
      <text:p text:style-name="P58"><text:s text:c="9"/><text:span text:style-name="T51">(O) <text:s text:c="3"/>-&gt; f zero</text:span></text:p>
      <text:p text:style-name="P58"><text:s text:c="9"/><text:span text:style-name="T51">(S a') -&gt; f (succ (Nabla f a'))</text:span></text:p>
      <text:p text:style-name="P58"><text:s text:c="9"/><text:span text:style-name="T51">(L ls) -&gt; limit (\(n :: Nat) -&gt; Nabla f (ls n))</text:span></text:p>
      <text:p text:style-name="P66"/>
      <text:p text:style-name="P58"><text:s text:c="2"/><text:span text:style-name="T51">{- derivative of a normal function -}</text:span></text:p>
      <text:p text:style-name="P58"><text:s text:c="2"/><text:span text:style-name="T51">deriv :: Op -&gt; Op</text:span></text:p>
      <text:p text:style-name="P58"><text:s text:c="5"/><text:span text:style-name="T51">= \(f :: Op) -&gt; Nabla (OpItw f) </text:span></text:p>
      <text:p text:style-name="P66"/>
      <text:p text:style-name="P58"><text:s text:c="2"/><text:span text:style-name="T51">{- derivative of a sequence of normal function -}</text:span></text:p>
      <text:p text:style-name="P58"><text:s text:c="2"/><text:span text:style-name="T51">derivl :: (Nat -&gt; Op) -&gt; Op</text:span></text:p>
      <text:p text:style-name="P58"><text:s text:c="5"/><text:span text:style-name="T51">= \(sf :: Nat -&gt; Op) -&gt; Nabla (OpLim sf) </text:span></text:p>
      <text:p text:style-name="P66"/>
      <text:p text:style-name="P58"><text:s text:c="2"/><text:span text:style-name="T51">{- Veblen hierarchy -}</text:span></text:p>
      <text:p text:style-name="P58"><text:s text:c="2"/><text:span text:style-name="T51">{- recursive -}</text:span></text:p>
      <text:p text:style-name="P58"><text:s text:c="2"/><text:span text:style-name="T51">v :: Ord -&gt; Ord -&gt; Ord</text:span></text:p>
      <text:p text:style-name="P58"><text:s text:c="5"/><text:span text:style-name="T51">= \(a :: Ord) -&gt; </text:span></text:p>
      <text:p text:style-name="P58"><text:s text:c="8"/><text:span text:style-name="T51">let { pds :: Seq Op = </text:span></text:p>
      <text:p text:style-name="P58"><text:s text:c="17"/><text:span text:style-name="T51">case a of </text:span></text:p>
      <text:p text:style-name="P58"><text:s text:c="19"/><text:span text:style-name="T51">(O) <text:s text:c="3"/>-&gt; OpIt (w a) </text:span></text:p>
      <text:p text:style-name="P58"><text:s text:c="19"/><text:span text:style-name="T51">(S a') -&gt; OpIt (v a')</text:span></text:p>
      <text:p text:style-name="P58"><text:s text:c="19"/><text:span text:style-name="T51">(L ls) -&gt; \(n :: Nat) -&gt; v (ls n)</text:span></text:p>
      <text:p text:style-name="P58"><text:s text:c="8"/><text:span text:style-name="T51">} in Nabla (OpLim pds)</text:span></text:p>
      <text:p text:style-name="P66"/>
      <text:p text:style-name="P58"><text:s text:c="2"/><text:span text:style-name="T51">veb :: Op </text:span></text:p>
      <text:p text:style-name="P58"><text:s text:c="4"/><text:span text:style-name="T51">= \(a :: Ord) -&gt; v a zero</text:span></text:p>
      <text:p text:style-name="P66"/>
      <text:p text:style-name="P58"><text:s text:c="2"/><text:span text:style-name="T51">{-------- The landmark ordinals ------------}</text:span></text:p>
      <text:p text:style-name="P66"/>
      <text:p text:style-name="P58"><text:s text:c="2"/><text:span text:style-name="T51">epsilon0 :: Ord = veb zero</text:span></text:p>
      <text:p text:style-name="P66"/>
      <text:p text:style-name="P58"><text:s text:c="2"/><text:span text:style-name="T51">Gamma0 :: Ord = limit (\ (n :: Nat) -&gt; </text:span></text:p>
      <text:p text:style-name="P119"><text:s text:c="6"/><text:span text:style-name="T51">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35" text:outline-level="4">Ordinal Gamma0 in Agda</text:h>
      <text:p text:style-name="Preformatted_20_Text">module ordi where</text:p>
      <text:p text:style-name="Preformatted_20_Text"><text:soft-page-break/></text:p>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97"><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65">1+a</text:span>,b)</text:p>
      <text:p text:style-name="P68"/>
      <text:p text:style-name="P69"><text:soft-page-break/>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66">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66">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avec f = I et b = 0 :</text:p>
      <text:p text:style-name="P72">phi w 1 = lim \n. phi n (phi w 0 + 1)</text:p>
      <text:p text:style-name="P72"/>
      <text:p text:style-name="P13"/>
      <text:p text:style-name="P14"/>
      <text:p text:style-name="P14">Generalisation de phi(a,b) :</text:p>
      <text:p text:style-name="P14"><text:s/>- <text:span text:style-name="T46">nombre fini de variables : </text:span>phi (an, …, a1, a0) = phi (n:an, …, 1:a1, 0:a0)</text:p>
      <text:p text:style-name="P14"><text:s/>- <text:span text:style-name="T46">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4"><text:span text:style-name="T39"><text:s text:c="6"/>A.</text:span> <text:bookmark text:name="MathJax-Element-17-Frame"/><text:bookmark text:name="MathJax-Span-75"/><text:bookmark text:name="MathJax-Span-76"/><text:bookmark text:name="MathJax-Span-77"/><text:span text:style-name="T41">φ</text:span><text:bookmark text:name="MathJax-Span-78"/><text:span text:style-name="T40">(</text:span><text:bookmark text:name="MathJax-Span-79"/><text:bookmark text:name="MathJax-Span-80"/><text:span text:style-name="T40">0</text:span><text:bookmark text:name="MathJax-Span-81"/><text:span text:style-name="T42">0</text:span><text:bookmark text:name="MathJax-Span-82"/><text:span text:style-name="T40">,</text:span><text:bookmark text:name="MathJax-Span-83"/><text:bookmark text:name="MathJax-Span-84"/><text:span text:style-name="T40">0</text:span><text:bookmark text:name="MathJax-Span-85"/><text:span text:style-name="T42">1</text:span><text:bookmark text:name="MathJax-Span-86"/><text:span text:style-name="T40">,</text:span><text:bookmark text:name="MathJax-Span-87"/><text:span text:style-name="T44">…</text:span><text:bookmark text:name="MathJax-Span-88"/><text:span text:style-name="T40">,</text:span><text:bookmark text:name="MathJax-Span-89"/><text:bookmark text:name="MathJax-Span-90"/><text:span text:style-name="T40">1</text:span><text:bookmark text:name="MathJax-Span-91"/><text:bookmark text:name="MathJax-Span-92"/><text:bookmark text:name="MathJax-Span-93"/><text:span text:style-name="T43">α</text:span><text:bookmark text:name="MathJax-Span-94"/><text:span text:style-name="T42">+</text:span><text:bookmark text:name="MathJax-Span-95"/><text:span text:style-name="T42">1</text:span><text:bookmark text:name="MathJax-Span-96"/><text:span text:style-name="T40">)</text:span><text:bookmark text:name="MathJax-Span-97"/><text:span text:style-name="T40">=</text:span><text:bookmark text:name="MathJax-Span-98"/><text:bookmark text:name="MathJax-Span-99"/><text:span text:style-name="T40">sup</text:span><text:bookmark text:name="MathJax-Span-100"/><text:span text:style-name="T44">≺</text:span><text:bookmark text:name="MathJax-Span-101"/><text:span text:style-name="T40">{</text:span><text:bookmark text:name="MathJax-Span-102"/><text:span text:style-name="T41">φ</text:span><text:bookmark text:name="MathJax-Span-103"/><text:span text:style-name="T40">(</text:span><text:bookmark text:name="MathJax-Span-104"/><text:bookmark text:name="MathJax-Span-105"/><text:span text:style-name="T40">0</text:span><text:bookmark text:name="MathJax-Span-106"/><text:span text:style-name="T42">0</text:span><text:bookmark text:name="MathJax-Span-107"/><text:span text:style-name="T40">,</text:span><text:bookmark text:name="MathJax-Span-108"/><text:bookmark text:name="MathJax-Span-109"/><text:span text:style-name="T40">0</text:span><text:bookmark text:name="MathJax-Span-110"/><text:span text:style-name="T42">1</text:span><text:bookmark text:name="MathJax-Span-111"/><text:span text:style-name="T40">,</text:span><text:bookmark text:name="MathJax-Span-112"/><text:span text:style-name="T44">…</text:span><text:bookmark text:name="MathJax-Span-113"/><text:span text:style-name="T40">,</text:span><text:bookmark text:name="MathJax-Span-114"/><text:bookmark text:name="MathJax-Span-115"/><text:span text:style-name="T41">x</text:span><text:bookmark text:name="MathJax-Span-116"/><text:span text:style-name="T43">α</text:span><text:bookmark text:name="MathJax-Span-117"/><text:span text:style-name="T40">)</text:span><text:bookmark text:name="MathJax-Span-118"/><text:span text:style-name="T40">:</text:span><text:bookmark text:name="MathJax-Span-119"/><text:span text:style-name="T41">x</text:span><text:bookmark text:name="MathJax-Span-120"/><text:span text:style-name="T44">∈</text:span><text:bookmark text:name="MathJax-Span-121"/><text:span text:style-name="T40">On</text:span><text:bookmark text:name="MathJax-Span-122"/><text:span text:style-name="T40">}</text:span>.</text:p>
      <text:p text:style-name="P85"><text:span text:style-name="T39">B.</text:span> <text:bookmark text:name="MathJax-Element-18-Frame"/><text:bookmark text:name="MathJax-Span-123"/><text:bookmark text:name="MathJax-Span-124"/><text:bookmark text:name="MathJax-Span-125"/><text:span text:style-name="T41">φ</text:span><text:bookmark text:name="MathJax-Span-126"/><text:span text:style-name="T40">(</text:span><text:bookmark text:name="MathJax-Span-127"/><text:bookmark text:name="MathJax-Span-128"/><text:span text:style-name="T40">0</text:span><text:bookmark text:name="MathJax-Span-129"/><text:span text:style-name="T42">0</text:span><text:bookmark text:name="MathJax-Span-130"/><text:span text:style-name="T40">,</text:span><text:bookmark text:name="MathJax-Span-131"/><text:bookmark text:name="MathJax-Span-132"/><text:span text:style-name="T40">0</text:span><text:bookmark text:name="MathJax-Span-133"/><text:span text:style-name="T42">1</text:span><text:bookmark text:name="MathJax-Span-134"/><text:span text:style-name="T40">,</text:span><text:bookmark text:name="MathJax-Span-135"/><text:span text:style-name="T44">…</text:span><text:bookmark text:name="MathJax-Span-136"/><text:span text:style-name="T40">,</text:span><text:bookmark text:name="MathJax-Span-137"/><text:bookmark text:name="MathJax-Span-138"/><text:span text:style-name="T40">1</text:span><text:bookmark text:name="MathJax-Span-139"/><text:span text:style-name="T43">α</text:span><text:bookmark text:name="MathJax-Span-140"/><text:span text:style-name="T40">)</text:span><text:bookmark text:name="MathJax-Span-141"/><text:span text:style-name="T40">=</text:span><text:bookmark text:name="MathJax-Span-142"/><text:bookmark text:name="MathJax-Span-143"/><text:span text:style-name="T40">sup</text:span><text:bookmark text:name="MathJax-Span-144"/><text:span text:style-name="T44">≺</text:span><text:bookmark text:name="MathJax-Span-145"/><text:span text:style-name="T40">{</text:span><text:bookmark text:name="MathJax-Span-146"/><text:span text:style-name="T41">φ</text:span><text:bookmark text:name="MathJax-Span-147"/><text:span text:style-name="T40">(</text:span><text:bookmark text:name="MathJax-Span-148"/><text:bookmark text:name="MathJax-Span-149"/><text:span text:style-name="T40">0</text:span><text:bookmark text:name="MathJax-Span-150"/><text:span text:style-name="T42">0</text:span><text:bookmark text:name="MathJax-Span-151"/><text:span text:style-name="T40">,</text:span><text:bookmark text:name="MathJax-Span-152"/><text:bookmark text:name="MathJax-Span-153"/><text:span text:style-name="T40">0</text:span><text:bookmark text:name="MathJax-Span-154"/><text:span text:style-name="T42">1</text:span><text:bookmark text:name="MathJax-Span-155"/><text:span text:style-name="T40">,</text:span><text:bookmark text:name="MathJax-Span-156"/><text:span text:style-name="T44">…</text:span><text:bookmark text:name="MathJax-Span-157"/><text:span text:style-name="T40">,</text:span><text:bookmark text:name="MathJax-Span-158"/><text:bookmark text:name="MathJax-Span-159"/><text:span text:style-name="T40">1</text:span><text:bookmark text:name="MathJax-Span-160"/><text:span text:style-name="T43">β</text:span><text:bookmark text:name="MathJax-Span-161"/><text:span text:style-name="T40">)</text:span><text:bookmark text:name="MathJax-Span-162"/><text:span text:style-name="T40">:</text:span><text:bookmark text:name="MathJax-Span-163"/><text:span text:style-name="T41">β</text:span><text:bookmark text:name="MathJax-Span-164"/><text:span text:style-name="T40">&lt;</text:span><text:bookmark text:name="MathJax-Span-165"/><text:span text:style-name="T41">α</text:span><text:bookmark text:name="MathJax-Span-166"/><text:span text:style-name="T40">}</text:span> where <text:bookmark text:name="MathJax-Element-19-Frame"/><text:bookmark text:name="MathJax-Span-167"/><text:bookmark text:name="MathJax-Span-168"/><text:bookmark text:name="MathJax-Span-169"/><text:span text:style-name="T41">α</text:span><text:bookmark text:name="MathJax-Span-170"/><text:span text:style-name="T44">∈</text:span><text:bookmark text:name="MathJax-Span-171"/><text:span text:style-name="T40">Lim</text:span></text:p>
      <text:p text:style-name="P85"><text:span text:style-name="T39">C.</text:span> <text:bookmark text:name="MathJax-Element-20-Frame"/><text:bookmark text:name="MathJax-Span-172"/><text:bookmark text:name="MathJax-Span-173"/><text:bookmark text:name="MathJax-Span-174"/><text:span text:style-name="T41">φ</text:span><text:bookmark text:name="MathJax-Span-175"/><text:span text:style-name="T40">(</text:span><text:bookmark text:name="MathJax-Span-176"/><text:span text:style-name="T40">(</text:span><text:bookmark text:name="MathJax-Span-177"/><text:span text:style-name="T41">x</text:span><text:bookmark text:name="MathJax-Span-178"/><text:span text:style-name="T40">+</text:span><text:bookmark text:name="MathJax-Span-179"/><text:span text:style-name="T40">1</text:span><text:bookmark text:name="MathJax-Span-180"/><text:bookmark text:name="MathJax-Span-181"/><text:span text:style-name="T40">)</text:span><text:bookmark text:name="MathJax-Span-182"/><text:span text:style-name="T42">0</text:span><text:bookmark text:name="MathJax-Span-183"/><text:span text:style-name="T40">,</text:span><text:bookmark text:name="MathJax-Span-184"/><text:bookmark text:name="MathJax-Span-185"/><text:span text:style-name="T41">y</text:span><text:bookmark text:name="MathJax-Span-186"/><text:span text:style-name="T42">1</text:span><text:bookmark text:name="MathJax-Span-187"/><text:span text:style-name="T40">,</text:span><text:bookmark text:name="MathJax-Span-188"/><text:span text:style-name="T44">…</text:span><text:bookmark text:name="MathJax-Span-189"/><text:span text:style-name="T40">,</text:span><text:bookmark text:name="MathJax-Span-190"/><text:bookmark text:name="MathJax-Span-191"/><text:span text:style-name="T41">z</text:span><text:bookmark text:name="MathJax-Span-192"/><text:span text:style-name="T43">β</text:span><text:bookmark text:name="MathJax-Span-193"/><text:span text:style-name="T40">)</text:span><text:bookmark text:name="MathJax-Span-194"/><text:span text:style-name="T44">≻</text:span><text:bookmark text:name="MathJax-Span-195"/><text:span text:style-name="T41">φ</text:span><text:bookmark text:name="MathJax-Span-196"/><text:span text:style-name="T40">(</text:span><text:bookmark text:name="MathJax-Span-197"/><text:bookmark text:name="MathJax-Span-198"/><text:span text:style-name="T41">x</text:span><text:bookmark text:name="MathJax-Span-199"/><text:span text:style-name="T42">0</text:span><text:bookmark text:name="MathJax-Span-200"/><text:span text:style-name="T40">,</text:span><text:bookmark text:name="MathJax-Span-201"/><text:span text:style-name="T44">…</text:span><text:bookmark text:name="MathJax-Span-202"/><text:span text:style-name="T40">,</text:span><text:bookmark text:name="MathJax-Span-203"/><text:bookmark text:name="MathJax-Span-204"/><text:span text:style-name="T41">z</text:span><text:bookmark text:name="MathJax-Span-205"/><text:span text:style-name="T43">β</text:span><text:bookmark text:name="MathJax-Span-206"/><text:span text:style-name="T40">)</text:span>, and there is no array between them</text:p>
      <text:p text:style-name="P85"><text:span text:style-name="T39">D.</text:span> <text:bookmark text:name="MathJax-Element-21-Frame"/><text:bookmark text:name="MathJax-Span-207"/><text:bookmark text:name="MathJax-Span-208"/><text:bookmark text:name="MathJax-Span-209"/><text:span text:style-name="T41">φ</text:span><text:bookmark text:name="MathJax-Span-210"/><text:span text:style-name="T40">(</text:span><text:bookmark text:name="MathJax-Span-211"/><text:bookmark text:name="MathJax-Span-212"/><text:span text:style-name="T40">0</text:span><text:bookmark text:name="MathJax-Span-213"/><text:span text:style-name="T42">0</text:span><text:bookmark text:name="MathJax-Span-214"/><text:span text:style-name="T40">,</text:span><text:bookmark text:name="MathJax-Span-215"/><text:span text:style-name="T44">…</text:span><text:bookmark text:name="MathJax-Span-216"/><text:span text:style-name="T40">,</text:span><text:bookmark text:name="MathJax-Span-217"/><text:span text:style-name="T40">(</text:span><text:bookmark text:name="MathJax-Span-218"/><text:span text:style-name="T41">x</text:span><text:bookmark text:name="MathJax-Span-219"/><text:span text:style-name="T40">+</text:span><text:bookmark text:name="MathJax-Span-220"/><text:span text:style-name="T40">1</text:span><text:bookmark text:name="MathJax-Span-221"/><text:bookmark text:name="MathJax-Span-222"/><text:span text:style-name="T40">)</text:span><text:bookmark text:name="MathJax-Span-223"/><text:bookmark text:name="MathJax-Span-224"/><text:bookmark text:name="MathJax-Span-225"/><text:span text:style-name="T43">α</text:span><text:bookmark text:name="MathJax-Span-226"/><text:span text:style-name="T42">+</text:span><text:bookmark text:name="MathJax-Span-227"/><text:span text:style-name="T42">1</text:span><text:bookmark text:name="MathJax-Span-228"/><text:span text:style-name="T40">,</text:span><text:bookmark text:name="MathJax-Span-229"/><text:span text:style-name="T44">…</text:span><text:bookmark text:name="MathJax-Span-230"/><text:span text:style-name="T40">,</text:span><text:bookmark text:name="MathJax-Span-231"/><text:bookmark text:name="MathJax-Span-232"/><text:span text:style-name="T41">y</text:span><text:bookmark text:name="MathJax-Span-233"/><text:span text:style-name="T43">β</text:span><text:bookmark text:name="MathJax-Span-234"/><text:span text:style-name="T40">)</text:span><text:bookmark text:name="MathJax-Span-235"/><text:span text:style-name="T40">=</text:span><text:bookmark text:name="MathJax-Span-236"/><text:bookmark text:name="MathJax-Span-237"/><text:span text:style-name="T40">sup</text:span><text:bookmark text:name="MathJax-Span-238"/><text:span text:style-name="T44">≺</text:span><text:bookmark text:name="MathJax-Span-239"/><text:span text:style-name="T40">{</text:span><text:bookmark text:name="MathJax-Span-240"/><text:span text:style-name="T41">φ</text:span><text:bookmark text:name="MathJax-Span-241"/><text:span text:style-name="T40">(</text:span><text:bookmark text:name="MathJax-Span-242"/><text:bookmark text:name="MathJax-Span-243"/><text:span text:style-name="T40">0</text:span><text:bookmark text:name="MathJax-Span-244"/><text:span text:style-name="T42">0</text:span><text:bookmark text:name="MathJax-Span-245"/><text:span text:style-name="T40">,</text:span><text:bookmark text:name="MathJax-Span-246"/><text:span text:style-name="T44">…</text:span><text:bookmark text:name="MathJax-Span-247"/><text:span text:style-name="T40">,</text:span><text:bookmark text:name="MathJax-Span-248"/><text:span text:style-name="T40">(</text:span><text:bookmark text:name="MathJax-Span-249"/><text:span text:style-name="T41">x</text:span><text:bookmark text:name="MathJax-Span-250"/><text:span text:style-name="T40">+</text:span><text:bookmark text:name="MathJax-Span-251"/><text:span text:style-name="T40">1</text:span><text:bookmark text:name="MathJax-Span-252"/><text:bookmark text:name="MathJax-Span-253"/><text:span text:style-name="T40">)</text:span><text:bookmark text:name="MathJax-Span-254"/><text:span text:style-name="T43">α</text:span><text:bookmark text:name="MathJax-Span-255"/><text:span text:style-name="T40">,</text:span><text:bookmark text:name="MathJax-Span-256"/><text:bookmark text:name="MathJax-Span-257"/><text:span text:style-name="T41">x</text:span><text:bookmark text:name="MathJax-Span-258"/><text:bookmark text:name="MathJax-Span-259"/><text:bookmark text:name="MathJax-Span-260"/><text:span text:style-name="T43">α</text:span><text:bookmark text:name="MathJax-Span-261"/><text:span text:style-name="T42">+</text:span><text:bookmark text:name="MathJax-Span-262"/><text:span text:style-name="T42">1</text:span><text:bookmark text:name="MathJax-Span-263"/><text:span text:style-name="T40">,</text:span><text:bookmark text:name="MathJax-Span-264"/><text:span text:style-name="T44">…</text:span><text:bookmark text:name="MathJax-Span-265"/><text:span text:style-name="T40">,</text:span><text:bookmark text:name="MathJax-Span-266"/><text:bookmark text:name="MathJax-Span-267"/><text:span text:style-name="T41">y</text:span><text:bookmark text:name="MathJax-Span-268"/><text:span text:style-name="T43">β</text:span><text:bookmark text:name="MathJax-Span-269"/><text:span text:style-name="T40">)</text:span><text:bookmark text:name="MathJax-Span-270"/><text:span text:style-name="T40">}</text:span></text:p>
      <text:p text:style-name="P85"><text:soft-page-break/><text:span text:style-name="T39">E.</text:span> <text:bookmark text:name="MathJax-Element-22-Frame"/><text:bookmark text:name="MathJax-Span-271"/><text:bookmark text:name="MathJax-Span-272"/><text:bookmark text:name="MathJax-Span-273"/><text:span text:style-name="T41">φ</text:span><text:bookmark text:name="MathJax-Span-274"/><text:span text:style-name="T40">(</text:span><text:bookmark text:name="MathJax-Span-275"/><text:bookmark text:name="MathJax-Span-276"/><text:span text:style-name="T40">0</text:span><text:bookmark text:name="MathJax-Span-277"/><text:span text:style-name="T42">0</text:span><text:bookmark text:name="MathJax-Span-278"/><text:span text:style-name="T40">,</text:span><text:bookmark text:name="MathJax-Span-279"/><text:span text:style-name="T44">…</text:span><text:bookmark text:name="MathJax-Span-280"/><text:span text:style-name="T40">,</text:span><text:bookmark text:name="MathJax-Span-281"/><text:bookmark text:name="MathJax-Span-282"/><text:span text:style-name="T41">x</text:span><text:bookmark text:name="MathJax-Span-283"/><text:bookmark text:name="MathJax-Span-284"/><text:bookmark text:name="MathJax-Span-285"/><text:span text:style-name="T43">α</text:span><text:bookmark text:name="MathJax-Span-286"/><text:span text:style-name="T42">+</text:span><text:bookmark text:name="MathJax-Span-287"/><text:span text:style-name="T42">1</text:span><text:bookmark text:name="MathJax-Span-288"/><text:span text:style-name="T40">,</text:span><text:bookmark text:name="MathJax-Span-289"/><text:bookmark text:name="MathJax-Span-290"/><text:span text:style-name="T41">y</text:span><text:bookmark text:name="MathJax-Span-291"/><text:bookmark text:name="MathJax-Span-292"/><text:bookmark text:name="MathJax-Span-293"/><text:span text:style-name="T43">α</text:span><text:bookmark text:name="MathJax-Span-294"/><text:span text:style-name="T42">+</text:span><text:bookmark text:name="MathJax-Span-295"/><text:span text:style-name="T42">2</text:span><text:bookmark text:name="MathJax-Span-296"/><text:span text:style-name="T40">,</text:span><text:bookmark text:name="MathJax-Span-297"/><text:span text:style-name="T44">…</text:span><text:bookmark text:name="MathJax-Span-298"/><text:span text:style-name="T40">,</text:span><text:bookmark text:name="MathJax-Span-299"/><text:bookmark text:name="MathJax-Span-300"/><text:span text:style-name="T41">z</text:span><text:bookmark text:name="MathJax-Span-301"/><text:span text:style-name="T43">β</text:span><text:bookmark text:name="MathJax-Span-302"/><text:span text:style-name="T40">)</text:span><text:bookmark text:name="MathJax-Span-303"/><text:span text:style-name="T40">=</text:span><text:bookmark text:name="MathJax-Span-304"/><text:bookmark text:name="MathJax-Span-305"/><text:span text:style-name="T40">sup</text:span><text:bookmark text:name="MathJax-Span-306"/><text:span text:style-name="T44">≺</text:span><text:bookmark text:name="MathJax-Span-307"/><text:span text:style-name="T40">{</text:span><text:bookmark text:name="MathJax-Span-308"/><text:span text:style-name="T41">φ</text:span><text:bookmark text:name="MathJax-Span-309"/><text:span text:style-name="T40">(</text:span><text:bookmark text:name="MathJax-Span-310"/><text:bookmark text:name="MathJax-Span-311"/><text:span text:style-name="T40">0</text:span><text:bookmark text:name="MathJax-Span-312"/><text:span text:style-name="T42">0</text:span><text:bookmark text:name="MathJax-Span-313"/><text:span text:style-name="T40">,</text:span><text:bookmark text:name="MathJax-Span-314"/><text:span text:style-name="T44">…</text:span><text:bookmark text:name="MathJax-Span-315"/><text:span text:style-name="T40">,</text:span><text:bookmark text:name="MathJax-Span-316"/><text:bookmark text:name="MathJax-Span-317"/><text:span text:style-name="T41">w</text:span><text:bookmark text:name="MathJax-Span-318"/><text:bookmark text:name="MathJax-Span-319"/><text:bookmark text:name="MathJax-Span-320"/><text:span text:style-name="T43">α</text:span><text:bookmark text:name="MathJax-Span-321"/><text:span text:style-name="T42">+</text:span><text:bookmark text:name="MathJax-Span-322"/><text:span text:style-name="T42">1</text:span><text:bookmark text:name="MathJax-Span-323"/><text:span text:style-name="T40">,</text:span><text:bookmark text:name="MathJax-Span-324"/><text:bookmark text:name="MathJax-Span-325"/><text:span text:style-name="T41">y</text:span><text:bookmark text:name="MathJax-Span-326"/><text:bookmark text:name="MathJax-Span-327"/><text:bookmark text:name="MathJax-Span-328"/><text:span text:style-name="T43">α</text:span><text:bookmark text:name="MathJax-Span-329"/><text:span text:style-name="T42">+</text:span><text:bookmark text:name="MathJax-Span-330"/><text:span text:style-name="T42">2</text:span><text:bookmark text:name="MathJax-Span-331"/><text:span text:style-name="T40">,</text:span><text:bookmark text:name="MathJax-Span-332"/><text:span text:style-name="T44">…</text:span><text:bookmark text:name="MathJax-Span-333"/><text:span text:style-name="T40">,</text:span><text:bookmark text:name="MathJax-Span-334"/><text:bookmark text:name="MathJax-Span-335"/><text:span text:style-name="T41">z</text:span><text:bookmark text:name="MathJax-Span-336"/><text:span text:style-name="T43">β</text:span><text:bookmark text:name="MathJax-Span-337"/><text:span text:style-name="T40">)</text:span><text:bookmark text:name="MathJax-Span-338"/><text:span text:style-name="T40">:</text:span><text:bookmark text:name="MathJax-Span-339"/><text:span text:style-name="T41">w</text:span><text:bookmark text:name="MathJax-Span-340"/><text:span text:style-name="T40">&lt;</text:span><text:bookmark text:name="MathJax-Span-341"/><text:span text:style-name="T41">x</text:span><text:bookmark text:name="MathJax-Span-342"/><text:span text:style-name="T40">}</text:span> where <text:bookmark text:name="MathJax-Element-23-Frame"/><text:bookmark text:name="MathJax-Span-343"/><text:bookmark text:name="MathJax-Span-344"/><text:bookmark text:name="MathJax-Span-345"/><text:span text:style-name="T41">x</text:span><text:bookmark text:name="MathJax-Span-346"/><text:span text:style-name="T44">∈</text:span><text:bookmark text:name="MathJax-Span-347"/><text:span text:style-name="T40">Lim</text:span></text:p>
      <text:p text:style-name="P85"><text:span text:style-name="T39">F.</text:span> <text:bookmark text:name="MathJax-Element-24-Frame"/><text:bookmark text:name="MathJax-Span-348"/><text:bookmark text:name="MathJax-Span-349"/><text:bookmark text:name="MathJax-Span-350"/><text:span text:style-name="T41">φ</text:span><text:bookmark text:name="MathJax-Span-351"/><text:span text:style-name="T40">(</text:span><text:bookmark text:name="MathJax-Span-352"/><text:bookmark text:name="MathJax-Span-353"/><text:span text:style-name="T40">0</text:span><text:bookmark text:name="MathJax-Span-354"/><text:span text:style-name="T42">0</text:span><text:bookmark text:name="MathJax-Span-355"/><text:span text:style-name="T40">,</text:span><text:bookmark text:name="MathJax-Span-356"/><text:span text:style-name="T44">…</text:span><text:bookmark text:name="MathJax-Span-357"/><text:span text:style-name="T40">,</text:span><text:bookmark text:name="MathJax-Span-358"/><text:span text:style-name="T40">(</text:span><text:bookmark text:name="MathJax-Span-359"/><text:span text:style-name="T41">x</text:span><text:bookmark text:name="MathJax-Span-360"/><text:span text:style-name="T40">+</text:span><text:bookmark text:name="MathJax-Span-361"/><text:span text:style-name="T40">1</text:span><text:bookmark text:name="MathJax-Span-362"/><text:bookmark text:name="MathJax-Span-363"/><text:span text:style-name="T40">)</text:span><text:bookmark text:name="MathJax-Span-364"/><text:span text:style-name="T43">α</text:span><text:bookmark text:name="MathJax-Span-365"/><text:span text:style-name="T40">,</text:span><text:bookmark text:name="MathJax-Span-366"/><text:span text:style-name="T44">…</text:span><text:bookmark text:name="MathJax-Span-367"/><text:span text:style-name="T40">,</text:span><text:bookmark text:name="MathJax-Span-368"/><text:bookmark text:name="MathJax-Span-369"/><text:span text:style-name="T41">y</text:span><text:bookmark text:name="MathJax-Span-370"/><text:span text:style-name="T43">β</text:span><text:bookmark text:name="MathJax-Span-371"/><text:span text:style-name="T40">)</text:span><text:bookmark text:name="MathJax-Span-372"/><text:span text:style-name="T40">=</text:span><text:bookmark text:name="MathJax-Span-373"/><text:bookmark text:name="MathJax-Span-374"/><text:span text:style-name="T40">sup</text:span><text:bookmark text:name="MathJax-Span-375"/><text:span text:style-name="T44">≺</text:span><text:bookmark text:name="MathJax-Span-376"/><text:span text:style-name="T40">{</text:span><text:bookmark text:name="MathJax-Span-377"/><text:span text:style-name="T41">φ</text:span><text:bookmark text:name="MathJax-Span-378"/><text:span text:style-name="T40">(</text:span><text:bookmark text:name="MathJax-Span-379"/><text:bookmark text:name="MathJax-Span-380"/><text:span text:style-name="T40">0</text:span><text:bookmark text:name="MathJax-Span-381"/><text:span text:style-name="T42">0</text:span><text:bookmark text:name="MathJax-Span-382"/><text:span text:style-name="T40">,</text:span><text:bookmark text:name="MathJax-Span-383"/><text:span text:style-name="T44">…</text:span><text:bookmark text:name="MathJax-Span-384"/><text:span text:style-name="T40">,</text:span><text:bookmark text:name="MathJax-Span-385"/><text:bookmark text:name="MathJax-Span-386"/><text:span text:style-name="T40">1</text:span><text:bookmark text:name="MathJax-Span-387"/><text:span text:style-name="T43">γ</text:span><text:bookmark text:name="MathJax-Span-388"/><text:span text:style-name="T40">,</text:span><text:bookmark text:name="MathJax-Span-389"/><text:span text:style-name="T44">…</text:span><text:bookmark text:name="MathJax-Span-390"/><text:span text:style-name="T40">,</text:span><text:bookmark text:name="MathJax-Span-391"/><text:bookmark text:name="MathJax-Span-392"/><text:span text:style-name="T41">x</text:span><text:bookmark text:name="MathJax-Span-393"/><text:span text:style-name="T43">α</text:span><text:bookmark text:name="MathJax-Span-394"/><text:span text:style-name="T40">,</text:span><text:bookmark text:name="MathJax-Span-395"/><text:span text:style-name="T44">…</text:span><text:bookmark text:name="MathJax-Span-396"/><text:span text:style-name="T40">,</text:span><text:bookmark text:name="MathJax-Span-397"/><text:bookmark text:name="MathJax-Span-398"/><text:span text:style-name="T41">y</text:span><text:bookmark text:name="MathJax-Span-399"/><text:span text:style-name="T43">β</text:span><text:bookmark text:name="MathJax-Span-400"/><text:span text:style-name="T40">)</text:span><text:bookmark text:name="MathJax-Span-401"/><text:span text:style-name="T40">:</text:span><text:bookmark text:name="MathJax-Span-402"/><text:span text:style-name="T41">γ</text:span><text:bookmark text:name="MathJax-Span-403"/><text:span text:style-name="T40">&lt;</text:span><text:bookmark text:name="MathJax-Span-404"/><text:span text:style-name="T41">α</text:span><text:bookmark text:name="MathJax-Span-405"/><text:span text:style-name="T40">}</text:span> where <text:bookmark text:name="MathJax-Element-25-Frame"/><text:bookmark text:name="MathJax-Span-406"/><text:bookmark text:name="MathJax-Span-407"/><text:bookmark text:name="MathJax-Span-408"/><text:span text:style-name="T41">α</text:span><text:bookmark text:name="MathJax-Span-409"/><text:span text:style-name="T44">∈</text:span><text:bookmark text:name="MathJax-Span-410"/><text:span text:style-name="T40">Lim</text:span></text:p>
      <text:p text:style-name="P86"><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88">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67">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67">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89">- <text:bookmark text:name="MathJax-Element-349-Frame3741"/><text:bookmark text:name="MJXc-Node-338535953740"/><text:bookmark text:name="MJXc-Node-338635943739"/><text:bookmark text:name="MJXc-Node-338735933738"/><text:bookmark text:name="MJXc-Node-338835923737"/>φ<text:bookmark text:name="MJXc-Node-339035903743"/><text:span text:style-name="T68">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89">- <text:bookmark text:name="MathJax-Element-350-Frame3750"/><text:bookmark text:name="MJXc-Node-339835813749"/><text:bookmark text:name="MJXc-Node-339935803748"/><text:bookmark text:name="MJXc-Node-340035793747"/><text:bookmark text:name="MJXc-Node-340135783746"/>φ<text:bookmark text:name="MJXc-Node-340335773751"/><text:span text:style-name="T67">′</text:span><text:span text:style-name="T70">0</text:span>(<text:bookmark text:name="MJXc-Node-340535743753"/>α<text:bookmark text:name="MJXc-Node-340635733754"/>)<text:bookmark text:name="MJXc-Node-340735723755"/>=φ<text:span text:style-name="T69">(1_α)</text:span><text:line-break/>- <text:bookmark text:name="MathJax-Element-350-Frame"/><text:bookmark text:name="MJXc-Node-33983581"/><text:bookmark text:name="MJXc-Node-33993580"/><text:bookmark text:name="MJXc-Node-34003579"/><text:bookmark text:name="MJXc-Node-34013578"/>φ<text:bookmark text:name="MJXc-Node-34033577"/><text:span text:style-name="T67">′</text:span><text:bookmark text:name="MJXc-Node-34043575"/><text:span text:style-name="T70">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67">′</text:span><text:bookmark text:name="MJXc-Node-34183560"/><text:span text:style-name="T70">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67">′</text:span><text:bookmark text:name="MJXc-Node-34323545"/><text:span text:style-name="T70">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67">′</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67">′</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67">′</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67">′</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67">′</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67">′</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67">′′</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67">′′′</text:span>, <text:bookmark text:name="MathJax-Element-361-Frame"/><text:bookmark text:name="MJXc-Node-35173451"/><text:bookmark text:name="MJXc-Node-35183450"/><text:bookmark text:name="MJXc-Node-35193449"/><text:bookmark text:name="MJXc-Node-35203448"/>φ<text:bookmark text:name="MJXc-Node-35213447"/><text:span text:style-name="T67">′′′′</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67">′</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67">′′</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text:soft-page-break/></text:p>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90">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67">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67">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67">′</text:span><text:bookmark text:name="MJXc-Node-1226"/><text:span text:style-name="T67">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67">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text:soft-page-break/>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47">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48">x</text:span>.w^<text:span text:style-name="T48">x</text:span></text:p>
      <text:p text:style-name="P27"><text:s/><text:span text:style-name="T48">incord 0 x = w^x</text:span></text:p>
      <text:p text:style-name="P27">phi = Phi0 = Phiord 0 = Phiinc inc0</text:p>
      <text:p text:style-name="P27">inc1 = incord 1 = alvph phi</text:p>
      <text:p text:style-name="P28"><text:s/><text:span text:style-name="T48">inc1 x = incord 1 x = alvph phi x = alvph (Phiinc increase) x</text:span></text:p>
      <text:p text:style-name="P31"><text:s text:c="2"/>= alv0 x = Phi1(x) = Phi1(0:x) </text:p>
      <text:p text:style-name="P28"><text:s text:c="2"/><text:span text:style-name="T49">=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50">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text:soft-page-break/>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text:soft-page-break/>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oft-page-break/><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oft-page-break/><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91"/>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text:soft-page-break/></text:p>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text:soft-page-break/></text:p>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ext:soft-page-break/>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72">phi(0,a) = w^a = epsilon₀</text:span></text:p>
      <text:p text:style-name="P54">a = phi(W) = phi(1,0)</text:p>
      <text:p text:style-name="P54">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51">data Nat : Set where</text:span></text:p>
      <text:p text:style-name="P57"><text:s text:c="2"/><text:span text:style-name="T51">O : Nat</text:span></text:p>
      <text:p text:style-name="P57"><text:s text:c="2"/><text:span text:style-name="T51">1+ : Nat -&gt; Nat</text:span></text:p>
      <text:p text:style-name="P65"/>
      <text:p text:style-name="P57"><text:soft-page-break/><text:s/><text:span text:style-name="T51">data Ord : Set where</text:span></text:p>
      <text:p text:style-name="P57"><text:s text:c="2"/><text:span text:style-name="T51">Zero : Ord</text:span></text:p>
      <text:p text:style-name="P57"><text:s text:c="2"/><text:span text:style-name="T51">Suc : Ord -&gt; Ord</text:span></text:p>
      <text:p text:style-name="P57"><text:s text:c="2"/><text:span text:style-name="T51">Lim : (Nat -&gt; Ord) -&gt; Ord</text:span></text:p>
      <text:p text:style-name="P65"/>
      <text:p text:style-name="P57"><text:s/><text:span text:style-name="T51">-- rpt n f x = f^n(x)</text:span></text:p>
      <text:p text:style-name="P57"><text:s/><text:span text:style-name="T51">rpt : {t : Set} -&gt; Nat -&gt; (t -&gt; t) -&gt; t -&gt; t</text:span></text:p>
      <text:p text:style-name="P57"><text:s/><text:span text:style-name="T51">rpt O f x = x</text:span></text:p>
      <text:p text:style-name="P57"><text:s/><text:span text:style-name="T51">rpt (1+ n) f x = rpt n f (f x)</text:span></text:p>
      <text:p text:style-name="P65"/>
      <text:p text:style-name="P57"><text:s/><text:span text:style-name="T51">-- smallest fixed point of f greater than x, limit of x, f x, f (f x), ...</text:span></text:p>
      <text:p text:style-name="P57"><text:s/><text:span text:style-name="T51">fix : (Ord -&gt; Ord) -&gt; Ord -&gt; Ord</text:span></text:p>
      <text:p text:style-name="P57"><text:s/><text:span text:style-name="T51">fix f x = Lim (\n -&gt; rpt n f x)</text:span></text:p>
      <text:p text:style-name="P65"/>
      <text:p text:style-name="P57"><text:s/><text:span text:style-name="T51">w = fix Suc Zero -- not a fixed point in this case !</text:span></text:p>
      <text:p text:style-name="P65"/>
      <text:p text:style-name="P57"><text:s/><text:span text:style-name="T51">-- cantor a b = b + w^a</text:span></text:p>
      <text:p text:style-name="P57"><text:s/><text:span text:style-name="T51">cantor : Ord -&gt; Ord -&gt; Ord</text:span></text:p>
      <text:p text:style-name="P57"><text:s/><text:span text:style-name="T51">cantor Zero a = Suc a</text:span></text:p>
      <text:p text:style-name="P57"><text:s/><text:span text:style-name="T51">cantor (Suc b) a = fix (cantor b) a</text:span></text:p>
      <text:p text:style-name="P57"><text:s/><text:span text:style-name="T51">cantor (Lim f) a = Lim (\n -&gt; cantor (f n) a)</text:span></text:p>
      <text:p text:style-name="P65"/>
      <text:p text:style-name="P57"><text:s/><text:span text:style-name="T51">-- phi0 a = w^a</text:span></text:p>
      <text:p text:style-name="P57"><text:s/><text:span text:style-name="T51">phi0 : Ord -&gt; Ord</text:span></text:p>
      <text:p text:style-name="P57"><text:s/><text:span text:style-name="T51">phi0 a = cantor a Zero</text:span></text:p>
      <text:p text:style-name="P65"/>
      <text:p text:style-name="P57"><text:s/><text:span text:style-name="T51">-- Another possibility is to use phi'0 instead of phi0 in the definition of phi,</text:span></text:p>
      <text:p text:style-name="P57"><text:s/><text:span text:style-name="T51">-- this gives a phi function which grows slower</text:span></text:p>
      <text:p text:style-name="P57"><text:s/><text:span text:style-name="T51">phi'0 : Ord -&gt; Ord</text:span></text:p>
      <text:p text:style-name="P57"><text:s/><text:span text:style-name="T51">phi'0 Zero = Suc Zero</text:span></text:p>
      <text:p text:style-name="P57"><text:s/><text:span text:style-name="T51">phi'0 (Suc a) = Suc (phi'0 a)</text:span></text:p>
      <text:p text:style-name="P57"><text:s/><text:span text:style-name="T51">phi'0 (Lim f) = Lim (\n -&gt; phi'0 (f n))</text:span></text:p>
      <text:p text:style-name="P65"/>
      <text:p text:style-name="P57"><text:s/><text:span text:style-name="T51">-- Associative list of ordinals</text:span></text:p>
      <text:p text:style-name="P57"><text:s/><text:span text:style-name="T51">infixr 40 _=&gt;_&amp;_</text:span></text:p>
      <text:p text:style-name="P57"><text:s/><text:span text:style-name="T51">data OrdAList : Set where</text:span></text:p>
      <text:p text:style-name="P57"><text:s text:c="2"/><text:span text:style-name="T51">Zeros : OrdAList</text:span></text:p>
      <text:p text:style-name="P57"><text:s text:c="2"/><text:span text:style-name="T51">_=&gt;_&amp;_ : Ord -&gt; Ord -&gt; OrdAList -&gt; OrdAList</text:span></text:p>
      <text:p text:style-name="P65"/>
      <text:p text:style-name="P57"><text:s/><text:span text:style-name="T51">-- Usage : phi al, where al is the associative list of couples index =&gt; value ordered by increasing values,</text:span></text:p>
      <text:p text:style-name="P57"><text:s/><text:span text:style-name="T51">-- absent indexes corresponding to Zero values</text:span></text:p>
      <text:p text:style-name="P65"/>
      <text:p text:style-name="P57"><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7"><text:s/><text:span text:style-name="T51">phi (Zero =&gt; Suc a &amp; Suc k =&gt; Lim f &amp; al) = Lim (\n -&gt; phi (k =&gt; Suc (phi (Zero =&gt; a &amp; Suc k =&gt; Lim f &amp; al)) &amp; Suc k =&gt; f n &amp; al)) -- idem </text:span></text:p>
      <text:p text:style-name="P57"><text:s/><text:span text:style-name="T51">phi ( <text:s text:c="15"/>Lim f =&gt; Suc b &amp; al) = Lim (\n -&gt; fix (\x -&gt; phi (f n =&gt; x &amp; Lim f =&gt; b &amp; al)) Zero) -- (4) least fixed point</text:span></text:p>
      <text:p text:style-name="P57"><text:soft-page-break/><text:s/><text:span text:style-name="T51">phi (Zero =&gt; Suc a &amp; Lim f =&gt; Suc b &amp; al) = Lim (\n -&gt; fix (\x -&gt; phi (f n =&gt; x &amp; Lim f =&gt; b &amp; al)) (Suc (phi (Zero =&gt; a &amp; Lim f =&gt; Suc b &amp; al)))) -- (4) following fixed points </text:span></text:p>
      <text:p text:style-name="P57"><text:s/><text:span text:style-name="T51">phi ( <text:s text:c="15"/>Lim f =&gt; Lim g &amp; al) = Lim (\n -&gt; phi (Lim f =&gt; g n &amp; al))</text:span></text:p>
      <text:p text:style-name="P57"><text:s/><text:span text:style-name="T51">phi (Zero =&gt; Suc a &amp; Lim f =&gt; Lim g &amp; al) = Lim (\n -&gt; phi (f n =&gt; phi (Zero =&gt; a &amp; Lim f =&gt; Lim g &amp; al) &amp; Lim f =&gt; g n &amp; al)) </text:span></text:p>
      <text:p text:style-name="P65"/>
      <text:p text:style-name="P57"><text:s/><text:span text:style-name="T51">SmallVeblen = phi (w =&gt; Suc Zero &amp; Zeros)</text:span></text:p>
      <text:p text:style-name="P65"/>
      <text:p text:style-name="P118"><text:s/><text:span text:style-name="T51">LargeVeblen = fix (\x -&gt; phi (x =&gt; Suc Zero &amp; Zeros)) (Suc Zero)</text:span></text:p>
      <text:p text:style-name="P93"><text:line-break/><text:span text:style-name="T71">comparaison avec suites fondamentales </text:span><text:a xlink:type="simple" xlink:href="https://en.wikipedia.org/wiki/Veblen_function" text:style-name="Internet_20_link" text:visited-style-name="Visited_20_Internet_20_Link"><text:span text:style-name="T71">https://en.wikipedia.org/wiki/Veblen_function</text:span></text:a></text:p>
      <text:p text:style-name="P93"/>
      <text:p text:style-name="P94">&lt;br&gt;</text:p>
      <text:p text:style-name="P94">&lt;br&gt;&lt;span style="font-weight: bold;"&gt;Taranovsky's C&lt;/span&gt;</text:p>
      <text:p text:style-name="P94">&lt;p&gt;</text:p>
      <text:p text:style-name="P94">C(a,b) is the least element above b that has degree &gt;= a.</text:p>
      <text:p text:style-name="P94">&lt;p&gt;</text:p>
      <text:p text:style-name="P94">Definition: A degree for a well-ordered set S is a binary relation on S such that</text:p>
      <text:p text:style-name="P94">&lt;ul&gt;</text:p>
      <text:p text:style-name="P94">&lt;li&gt; Every element c∈S has degree 0S (the least element of S). 0S only has degree 0S.</text:p>
      <text:p text:style-name="P94"><text:s/>&lt;li&gt; For a limit a, c has degree a iff it has every degree less than a.</text:p>
      <text:p text:style-name="P94"><text:s/>&lt;li&gt; For a successor a'=a+1, either of the following holds:</text:p>
      <text:p text:style-name="P94"><text:s text:c="2"/>&lt;ul&gt;</text:p>
      <text:p text:style-name="P94"><text:s text:c="3"/>&lt;li&gt; An element has degree a' iff it is a limit of elements of degree a.</text:p>
      <text:p text:style-name="P94"><text:s text:c="3"/>&lt;li&gt; There is a limit element d ≤ a such that for every c in S, c has degree a' iff it has degree a and either c ≤ d or c is a limit of elements of degree a (or both).</text:p>
      <text:p text:style-name="P94"><text:s text:c="2"/>&lt;/ul&gt;</text:p>
      <text:p text:style-name="P94">&lt;/ul&gt;</text:p>
      <text:p text:style-name="P94">Note: The third condition can be equivalently written as ∀a (Ca+1 = lim(Ca) ∨ ∃d ∈ lim(S)∩(a+1) Ca+1 = lim(Ca) ∪ (Ca∩(d+1))), where S is identified with an ordinal (so a+1 consists of ordinals ≤a), Ca is the set of elements that have degree a, and lim is limit points.</text:p>
      <text:p text:style-name="P94">&lt;p&gt;</text:p>
      <text:p text:style-name="P94">In other terms : Let ηη be an ordinal, and let 0S and let Ld(a,b) be the statement that aa is a limit of ordinals c such that (c,b)∈D. Let D be the following binary relation over η:</text:p>
      <text:p text:style-name="P94">&lt;ul&gt;</text:p>
      <text:p text:style-name="P94">&lt;li&gt; ∀a&lt;η:(a,0)∈D</text:p>
      <text:p text:style-name="P94"><text:soft-page-break/>&lt;li&gt; ∀a&lt;η:a≠0⇒(0,a)∉D</text:p>
      <text:p text:style-name="P94">&lt;li&gt; ∀b∈Lim∪η:(a,b)∈D⇔∀c&amp;lt;b:(a,c)∈D.</text:p>
      <text:p text:style-name="P94">&lt;li&gt; ∀b:(a,b)∈D⇔Ld(a,b+1)∀b:(a,b)∈D⇔Ld(a,b+1)</text:p>
      <text:p text:style-name="P94">&lt;li&gt; ∀b:∃d∈Lim∪η:d≤b⇒∀c:(c,a+1)∈D⇔(c≤d∨Ld(c,b))</text:p>
      <text:p text:style-name="P94">&lt;li&gt; Then C(a,b)=min{c:c∈η∧c&gt;b∧(c,a)∈D}.</text:p>
      <text:p text:style-name="P94">&lt;/ul&gt;</text:p>
      <text:p text:style-name="P94">C(a, b) = b+ω^a iff C(a, b) ≥ a.</text:p>
      <text:p text:style-name="P94">&lt;p&gt;</text:p>
      <text:p text:style-name="P9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4">&lt;p&gt;</text:p>
      <text:p text:style-name="P94">Examples of representations of some ordinals :</text:p>
      <text:p text:style-name="P94">&lt;ul&gt;</text:p>
      <text:p text:style-name="P94">&lt;li&gt; 0 = 0</text:p>
      <text:p text:style-name="P94">&lt;li&gt; 1 = C(0,0) = 0+w^0</text:p>
      <text:p text:style-name="P94">&lt;li&gt; 2 = C(0,1) = C(0,C(0,0)) = 1 + w^0</text:p>
      <text:p text:style-name="P94">&lt;li&gt; w = C(1,0) = 0+w^1</text:p>
      <text:p text:style-name="P94">&lt;li&gt; w+1 = C(0,w) = w+w^0</text:p>
      <text:p text:style-name="P94">&lt;li&gt; w*2 = C(1,w) = w+w^1</text:p>
      <text:p text:style-name="P94">&lt;li&gt; w^2 = C(2,0) = 0+w^2</text:p>
      <text:p text:style-name="P94">&lt;li&gt; w^w = C(w,0) = 0+w^w</text:p>
      <text:p text:style-name="P94">&lt;li&gt; w^w^w = C(w^w,0) = 0+w^w^w</text:p>
      <text:p text:style-name="P94">&lt;li&gt; epsilon_0 = phi(1,0) = C(W,0)</text:p>
      <text:p text:style-name="P94">&lt;li&gt; epsilon_1 = phi(1,1) = C(W,C(W,0))</text:p>
      <text:p text:style-name="P94">&lt;li&gt; zeta_0 = phi(2,0) = C(C(W,W),0) = C(W*2,0) with W*2 = C(W,W)</text:p>
      <text:p text:style-name="P94">&lt;li&gt; zeta_1 = phi(2,1) = C(W*2,C(W*2,0))</text:p>
      <text:p text:style-name="P94">&lt;li&gt; eta_0 = phi(3,0) = C(W*3,0) with W*3 = C(W,C(W,W))</text:p>
      <text:p text:style-name="P94">&lt;li&gt; Gamma_0 = phi(1,0,0) = C(C(W*2,W),0) = C(W^2,0) with W^2 = C(W*2,W)</text:p>
      <text:p text:style-name="P94">&lt;/ul&gt;</text:p>
      <text:p text:style-name="P94"/>
      <text:p text:style-name="P51"/>
      <text:p text:style-name="P51"><text:soft-page-break/></text:p>
      <text:p text:style-name="P64">module LargeVeblen where</text:p>
      <text:p text:style-name="P65"/>
      <text:p text:style-name="P57"><text:s/><text:span text:style-name="T51">data Nat : Set where</text:span></text:p>
      <text:p text:style-name="P57"><text:s text:c="2"/><text:span text:style-name="T51">O : Nat</text:span></text:p>
      <text:p text:style-name="P57"><text:s text:c="2"/><text:span text:style-name="T51">1+ : Nat -&gt; Nat</text:span></text:p>
      <text:p text:style-name="P65"/>
      <text:p text:style-name="P57"><text:s/><text:span text:style-name="T51">data Ord : Set where</text:span></text:p>
      <text:p text:style-name="P57"><text:s text:c="2"/><text:span text:style-name="T51">Zero : Ord</text:span></text:p>
      <text:p text:style-name="P57"><text:s text:c="2"/><text:span text:style-name="T51">Suc : Ord -&gt; Ord</text:span></text:p>
      <text:p text:style-name="P57"><text:s text:c="2"/><text:span text:style-name="T51">Lim : (Nat -&gt; Ord) -&gt; Ord</text:span></text:p>
      <text:p text:style-name="P65"/>
      <text:p text:style-name="P57"><text:s/><text:span text:style-name="T51">-- rpt n f x = f^n(x)</text:span></text:p>
      <text:p text:style-name="P57"><text:s/><text:span text:style-name="T51">rpt : {t : Set} -&gt; Nat -&gt; (t -&gt; t) -&gt; t -&gt; t</text:span></text:p>
      <text:p text:style-name="P57"><text:s/><text:span text:style-name="T51">rpt O f x = x</text:span></text:p>
      <text:p text:style-name="P57"><text:s/><text:span text:style-name="T51">rpt (1+ n) f x = rpt n f (f x)</text:span></text:p>
      <text:p text:style-name="P65"/>
      <text:p text:style-name="P57"><text:s/><text:span text:style-name="T51">-- smallest fixed point of f greater than x, limit of x, f x, f (f x), ...</text:span></text:p>
      <text:p text:style-name="P57"><text:s/><text:span text:style-name="T51">fix : (Ord -&gt; Ord) -&gt; Ord -&gt; Ord</text:span></text:p>
      <text:p text:style-name="P57"><text:s/><text:span text:style-name="T51">fix f x = Lim (\n -&gt; rpt n f x)</text:span></text:p>
      <text:p text:style-name="P65"/>
      <text:p text:style-name="P57"><text:s/><text:span text:style-name="T51">w = fix Suc Zero -- not a fixed point in this case !</text:span></text:p>
      <text:p text:style-name="P65"/>
      <text:p text:style-name="P57"><text:s/><text:span text:style-name="T51">-- cantor a b = b + w^a</text:span></text:p>
      <text:p text:style-name="P57"><text:s/><text:span text:style-name="T51">cantor : Ord -&gt; Ord -&gt; Ord</text:span></text:p>
      <text:p text:style-name="P57"><text:s/><text:span text:style-name="T51">cantor Zero a = Suc a</text:span></text:p>
      <text:p text:style-name="P57"><text:s/><text:span text:style-name="T51">cantor (Suc b) a = fix (cantor b) a</text:span></text:p>
      <text:p text:style-name="P57"><text:s/><text:span text:style-name="T51">cantor (Lim f) a = Lim (\n -&gt; cantor (f n) a)</text:span></text:p>
      <text:p text:style-name="P65"/>
      <text:p text:style-name="P57"><text:s/><text:span text:style-name="T51">-- phi0 a = w^a</text:span></text:p>
      <text:p text:style-name="P57"><text:s/><text:span text:style-name="T51">phi0 : Ord -&gt; Ord</text:span></text:p>
      <text:p text:style-name="P57"><text:s/><text:span text:style-name="T51">phi0 a = cantor a Zero</text:span></text:p>
      <text:p text:style-name="P65"/>
      <text:p text:style-name="P57"><text:s/><text:span text:style-name="T51">-- Another possibility is to use phi'0 instead of phi0 in the definition of phi,</text:span></text:p>
      <text:p text:style-name="P57"><text:s/><text:span text:style-name="T51">-- this gives a phi function which grows slower</text:span></text:p>
      <text:p text:style-name="P57"><text:s/><text:span text:style-name="T51">phi'0 : Ord -&gt; Ord</text:span></text:p>
      <text:p text:style-name="P57"><text:s/><text:span text:style-name="T51">phi'0 Zero = Suc Zero</text:span></text:p>
      <text:p text:style-name="P57"><text:s/><text:span text:style-name="T51">phi'0 (Suc a) = Suc (phi'0 a)</text:span></text:p>
      <text:p text:style-name="P57"><text:s/><text:span text:style-name="T51">phi'0 (Lim f) = Lim (\n -&gt; phi'0 (f n))</text:span></text:p>
      <text:p text:style-name="P65"/>
      <text:p text:style-name="P57"><text:s/><text:span text:style-name="T51">-- Associative list of ordinals</text:span></text:p>
      <text:p text:style-name="P57"><text:s/><text:span text:style-name="T51">infixr 40 _=&gt;_&amp;_</text:span></text:p>
      <text:p text:style-name="P57"><text:s/><text:span text:style-name="T51">data OrdAList : Set where</text:span></text:p>
      <text:p text:style-name="P57"><text:s text:c="2"/><text:span text:style-name="T51">Zeros : OrdAList</text:span></text:p>
      <text:p text:style-name="P57"><text:s text:c="2"/><text:span text:style-name="T51">_=&gt;_&amp;_ : Ord -&gt; Ord -&gt; OrdAList -&gt; OrdAList</text:span></text:p>
      <text:p text:style-name="P65"/>
      <text:p text:style-name="P57"><text:s/><text:span text:style-name="T51">-- Usage : phi al, where al is the associative list of couples index =&gt; value ordered by increasing values,</text:span></text:p>
      <text:p text:style-name="P57"><text:s/><text:span text:style-name="T51">-- absent indexes corresponding to Zero values</text:span></text:p>
      <text:p text:style-name="P65"/>
      <text:p text:style-name="P57"><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oft-page-break/><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7"><text:s/><text:span text:style-name="T51">phi (Zero =&gt; Suc a &amp; Suc k =&gt; Lim f &amp; al) = Lim (\n -&gt; phi (k =&gt; Suc (phi (Zero =&gt; a &amp; Suc k =&gt; Lim f &amp; al)) &amp; Suc k =&gt; f n &amp; al)) -- idem </text:span></text:p>
      <text:p text:style-name="P57"><text:s/><text:span text:style-name="T51">phi ( <text:s text:c="15"/>Lim f =&gt; Suc b &amp; al) = Lim (\n -&gt; fix (\x -&gt; phi (f n =&gt; x &amp; Lim f =&gt; b &amp; al)) Zero) -- (4) least fixed point</text:span></text:p>
      <text:p text:style-name="P57"><text:s/><text:span text:style-name="T51">phi (Zero =&gt; Suc a &amp; Lim f =&gt; Suc b &amp; al) = Lim (\n -&gt; fix (\x -&gt; phi (f n =&gt; x &amp; Lim f =&gt; b &amp; al)) (Suc (phi (Zero =&gt; a &amp; Lim f =&gt; Suc b &amp; al)))) -- (4) following fixed points </text:span></text:p>
      <text:p text:style-name="P57"><text:s/><text:span text:style-name="T51">phi ( <text:s text:c="15"/>Lim f =&gt; Lim g &amp; al) = Lim (\n -&gt; phi (Lim f =&gt; g n &amp; al))</text:span></text:p>
      <text:p text:style-name="P57"><text:s/><text:span text:style-name="T51">phi (Zero =&gt; Suc a &amp; Lim f =&gt; Lim g &amp; al) = Lim (\n -&gt; phi (f n =&gt; phi (Zero =&gt; a &amp; Lim f =&gt; Lim g &amp; al) &amp; Lim f =&gt; g n &amp; al)) </text:span></text:p>
      <text:p text:style-name="P65"/>
      <text:p text:style-name="P57"><text:s/><text:span text:style-name="T51">SmallVeblen = phi (w =&gt; Suc Zero &amp; Zeros)</text:span></text:p>
      <text:p text:style-name="P65"/>
      <text:p text:style-name="P118"><text:s/><text:span text:style-name="T51">LargeVeblen = fix (\x -&gt; phi (x =&gt; Suc Zero &amp; Zeros)) (Suc Zero)</text:span></text:p>
      <text:p text:style-name="P122"/>
      <text:p text:style-name="P122"/>
      <text:p text:style-name="P122">data Xord </text:p>
      <text:p text:style-name="P122"><text:s/>= Zero</text:p>
      <text:p text:style-name="P122"><text:s/>| Suc Xord</text:p>
      <text:p text:style-name="P122"><text:s/>| Lim (Nat → Xord)</text:p>
      <text:p text:style-name="P122"><text:s/>| Ass Xord Xord Xord</text:p>
      <text:p text:style-name="P122">phi (Ass a b c)</text:p>
      <text:p text:style-name="P122">abc:numéros lignes code, p = traité partiellement, + = ajouter ligne</text:p>
      <text:p text:style-name="P99">000:1,2</text:p>
      <text:p text:style-name="P99">00S:2</text:p>
      <text:p text:style-name="P99">00L:2</text:p>
      <text:p text:style-name="P99">00A:2,3p,4p</text:p>
      <text:p text:style-name="P99">0S0:1</text:p>
      <text:p text:style-name="P99">0SS</text:p>
      <text:p text:style-name="P99">0SL</text:p>
      <text:p text:style-name="P99">0SA:3p,4p,7p,9p,11p,13p</text:p>
      <text:p text:style-name="P99">0L0:1,5</text:p>
      <text:p text:style-name="P99">0LS:5</text:p>
      <text:p text:style-name="P99">0LL:5</text:p>
      <text:p text:style-name="P99"><text:soft-page-break/>0LA:3p,4p,5</text:p>
      <text:p text:style-name="P99">0A0:1</text:p>
      <text:p text:style-name="P99">0AS:+</text:p>
      <text:p text:style-name="P99">0AL:+</text:p>
      <text:p text:style-name="P99">0AA:3p,4p</text:p>
      <text:p text:style-name="P99">S00:2</text:p>
      <text:p text:style-name="P99">S0S:2</text:p>
      <text:p text:style-name="P99">S0L:2</text:p>
      <text:p text:style-name="P99">S0A:2</text:p>
      <text:p text:style-name="P99">SS0:6</text:p>
      <text:p text:style-name="P99">SSS:6</text:p>
      <text:p text:style-name="P99">SSL:6</text:p>
      <text:p text:style-name="P99">SSA:6</text:p>
      <text:p text:style-name="P99">SL0:8</text:p>
      <text:p text:style-name="P99">SLS:8</text:p>
      <text:p text:style-name="P99">SLA:8</text:p>
      <text:p text:style-name="P99">SA0:+</text:p>
      <text:p text:style-name="P99">SAS:+</text:p>
      <text:p text:style-name="P99">SAL:+</text:p>
      <text:p text:style-name="P99">SAA:+</text:p>
      <text:p text:style-name="P99">L00:2</text:p>
      <text:p text:style-name="P99">L0S:2</text:p>
      <text:p text:style-name="P99">L0L:2</text:p>
      <text:p text:style-name="P99">L0A:2</text:p>
      <text:p text:style-name="P99">LS0:10</text:p>
      <text:p text:style-name="P99">LSS:10</text:p>
      <text:p text:style-name="P99">LSL:10</text:p>
      <text:p text:style-name="P99">LSA:10</text:p>
      <text:p text:style-name="P99">LLO:12</text:p>
      <text:p text:style-name="P99"><text:soft-page-break/>LLS:12</text:p>
      <text:p text:style-name="P99">LLL:12</text:p>
      <text:p text:style-name="P99">LLA:12</text:p>
      <text:p text:style-name="P99">LA0:+</text:p>
      <text:p text:style-name="P99">LAS:+</text:p>
      <text:p text:style-name="P99">LAL:+</text:p>
      <text:p text:style-name="P99">LAA:+</text:p>
      <text:p text:style-name="P99">A00:2</text:p>
      <text:p text:style-name="P99">AOS:2</text:p>
      <text:p text:style-name="P99">A0L:2</text:p>
      <text:p text:style-name="P100">A0A:2<text:line-break/></text:p>
      <text:p text:style-name="P101">AS0:+</text:p>
      <text:p text:style-name="P101">ASS:+</text:p>
      <text:p text:style-name="P101">ASL:+</text:p>
      <text:p text:style-name="P101">ASA:+</text:p>
      <text:p text:style-name="P101">AL0:+</text:p>
      <text:p text:style-name="P101">ALS:+</text:p>
      <text:p text:style-name="P101">ALL:+</text:p>
      <text:p text:style-name="P101">ALA:+</text:p>
      <text:p text:style-name="P101">AA0:+</text:p>
      <text:p text:style-name="P101">AAS:+</text:p>
      <text:p text:style-name="P101">AAL:+</text:p>
      <text:p text:style-name="P101">AAA:+</text:p>
      <text:p text:style-name="P101"/>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02"><text:s/>Ass a b c = c,a:b</text:p>
      <text:p text:style-name="P102"><text:s/>phi (0) = w⁰ = 1</text:p>
      <text:p text:style-name="P102"><text:s/>phi (0:a) = w^a</text:p>
      <text:p text:style-name="P102"><text:s/>phi (al, k:0) = phi(al)</text:p>
      <text:p text:style-name="P102"><text:s/>phi (al, k:0, 0:a) = phi (al, 0:a)</text:p>
      <text:p text:style-name="P102"><text:s/>phi (al, 0:b, 0:a) = phi (al, 0:a)</text:p>
      <text:p text:style-name="P102"><text:s/>phi (al, 0:lim s) = lim n → phi (al, 0:s n)</text:p>
      <text:p text:style-name="P102">+phi (al, 0:(al1,x:y)) = ?</text:p>
      <text:p text:style-name="P120"><text:span text:style-name="T51"><text:s/></text:span><text:span text:style-name="T52">phi (al, k+1:b+1) = fix (x → phi (al, k+1:b, k:x)) 0</text:span></text:p>
      <text:p text:style-name="P103"><text:s/>phi (al, k+1:b+1, 0:a+1) = fix (x → phi (al, k+1:b, k:x)) (phi (al, k+1:b+1, 0:a) + 1)</text:p>
      <text:p text:style-name="P103"><text:s/>phi (al, k+1:lim s) = lim n → phi (al, k+1:s n)</text:p>
      <text:p text:style-name="P103"><text:soft-page-break/><text:s/>phi (al, k+1:lim s, 0:a+1) = lim n → phi (al, k+1:s n, k:phi(al,k+1:lim s,0:a)+1)</text:p>
      <text:p text:style-name="P104">+phi (al, k+1:(al1,x:y)) = ?</text:p>
      <text:p text:style-name="P104">+phi (al, k+1:(al1,x:y)) = ?</text:p>
      <text:p text:style-name="P121"><text:span text:style-name="T53"><text:s/></text:span><text:span text:style-name="T54">phi (al, lim s:b+1) = lim n → fix (x → phi (al, lim s:b, s n:x) 0)</text:span></text:p>
      <text:p text:style-name="P105"><text:s/>phi (al, lim s:b+1, 0:a+1) = lim n → fix (x → phi (al, lim s:b, s n:x) (phi (al, lim s:b+1, 0:a) + 1)</text:p>
      <text:p text:style-name="P105"><text:s/>phi (al, lim s:lim t) = lim n → phi (al, lim s:t n)</text:p>
      <text:p text:style-name="P105"><text:s/>phi (al, lim s:lim t, 0:a+1) = lim n → phi (al, lim s:t n, f n:phi(al,lim s:lim t,0:a))</text:p>
      <text:p text:style-name="P107">+phi (al, (al1,x:y):b+1) = ?</text:p>
      <text:p text:style-name="P107">+phi (al, (al1,x:y):b+1, 0:a+1) = ?</text:p>
      <text:p text:style-name="P107">+phi (al, (al1,x:y):lim t) = ?</text:p>
      <text:p text:style-name="P107">+phi (al, (al1,x:y):lim t, 0:a+1) = ?</text:p>
      <text:p text:style-name="P107">+phi (al, (al1,x:y):(al2,u:v)) = ?</text:p>
      <text:p text:style-name="P107">+phi (al, (al1,x:y):(al2,u:v), 0:a+1) = ?</text:p>
      <text:p text:style-name="P107"/>
      <text:p text:style-name="P10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08">correction phi : </text:p>
      <text:p text:style-name="P124"><text:s/>phi (al, lim s:b+1) = lim n → fix (x → phi (al, lim s:b, s n:x) 0)</text:p>
      <text:p text:style-name="P106"><text:s/>phi (al, lim s:b+1, 0:a+1) = lim n → fix (x → phi (al, lim s:b, s n:x) (phi (al, lim s:b+1, 0:a) + 1)</text:p>
      <text:p text:style-name="P108">remplacé par</text:p>
      <text:p text:style-name="P108"><text:s/>phi (al, lim s:b+1) = lim n → phi (lim s:b, s n:1)</text:p>
      <text:p text:style-name="P108"><text:s/>phi (al, lim s:b+1, 0:a+1) = lim n → phi (al, lim s:b, s n:phi(al,lim s:b+1,0:a))</text:p>
      <text:p text:style-name="P108"/>
      <text:p text:style-name="P108"><text:s/><text:span text:style-name="T74">ancienne version</text:span></text:p>
      <text:p text:style-name="P108"><text:s/><text:span text:style-name="T76">nouvelle version</text:span></text:p>
      <text:p text:style-name="P108"/>
      <text:p text:style-name="P108"/>
      <text:p text:style-name="P57"><text:soft-page-break/><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9"><text:s/><text:span text:style-name="T51">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75">phi ( <text:s text:c="15"/>Lim f =&gt; Suc b &amp; al) = Lim (\n → phi (f n =&gt; </text:span><text:span text:style-name="T77">(Suc Zero)</text:span><text:span text:style-name="T75"> &amp; </text:span><text:span text:style-name="T77">L</text:span><text:span text:style-name="T75">im f =&gt; b &amp; al))</text:span></text:p>
      <text:p text:style-name="P59"><text:span text:style-name="T51"><text:s/></text:span><text:span text:style-name="T55">phi (Zero =&gt; Suc a &amp; Lim f =&gt; Suc b &amp; al) = Lim (\n -&gt; fix (\x -&gt; phi (f n =&gt; x &amp; Lim f =&gt; b &amp; al)) (Suc (phi (Zero =&gt; a &amp; Lim f =&gt; Suc b &amp; al)))) -- (4) following fixed points</text:span><text:span text:style-name="T51"> </text:span></text:p>
      <text:p text:style-name="P59"><text:span text:style-name="T51"><text:s/></text:span><text:span text:style-name="T56">phi (Zero =&gt; Suc a &amp; Lim f =&gt; Suc b &amp; al) = Lim (\n → phi (f n =&gt; phi (Zero =&gt; a &amp; Lim f =&gt; Suc b &amp; al) &amp; Lim f =&gt; b &amp; al))</text:span></text:p>
      <text:p text:style-name="P57"><text:s/><text:span text:style-name="T51">phi ( <text:s text:c="15"/>Lim f =&gt; Lim g &amp; al) = Lim (\n -&gt; phi (Lim f =&gt; g n &amp; al))</text:span></text:p>
      <text:p text:style-name="P118"><text:s/><text:span text:style-name="T51">phi (Zero =&gt; Suc a &amp; Lim f =&gt; Lim g &amp; al) = Lim (\n -&gt; phi (f n =&gt; phi (Zero =&gt; a &amp; Lim f =&gt; Lim g &amp; al) &amp; Lim f =&gt; g n &amp; al)) </text:span></text:p>
      <text:p text:style-name="P110"><text:s/>phi Zeros = increase Zero</text:p>
      <text:p text:style-name="P111"><text:s/>phi (Ass Zero a Zeros) = increase a</text:p>
      <text:p text:style-name="P111"><text:s/>phi (Ass k Zero al) = phi al</text:p>
      <text:p text:style-name="P111"><text:s/>phi (Ass Zero a (Ass k Zero al)) = phi (Ass Zero a al)</text:p>
      <text:p text:style-name="P111"><text:s/>phi (Ass Zero a (Ass Zero b al)) = phi (Ass Zero a al)</text:p>
      <text:p text:style-name="P111"><text:s/>phi (Ass Zero (Lim f) al) = Lim $ \n -&gt; phi $ Ass Zero (f n) al</text:p>
      <text:p text:style-name="P111"><text:s/>phi (Ass (Suc k) (Suc b) al) = fix (\x -&gt; phi $ Ass k x $ Ass (Suc k) b al) Zero</text:p>
      <text:p text:style-name="P111"><text:s/>phi (Ass Zero (Suc a) (Ass (Suc k) (Suc b) al)) = fix (\x -&gt; phi $ Ass k x $ Ass (Suc k) b al) (Suc $ phi $ Ass Zero a $ Ass (Suc k) (Suc b) al)</text:p>
      <text:p text:style-name="P110"><text:s/>phi (Ass (Suc k) (Lim f) al) = Lim $ \n -&gt; phi $ Ass (Suc k) (f n) al</text:p>
      <text:p text:style-name="P110"><text:s/>phi (Ass Zero (Suc a) (Ass (Suc k) (Lim f) al)) = Lim $ \n -&gt; phi $ Ass k (Suc $ phi $ Ass Zero a $ Ass (Suc k) (Lim f) al) $ Ass (Suc k) (f n) al</text:p>
      <text:p text:style-name="P110"><text:s/><text:span text:style-name="T73">phi (Ass (Lim f) (Suc b) al) = Lim $ \n -&gt; fix (\x -&gt; phi $ Ass (f n) x $ Ass (Lim f) b al) Zero</text:span></text:p>
      <text:p text:style-name="P112">phi (Ass (Lim f) (Suc b) al) = Lim $ \n -&gt; phi $ Ass (f n) (Suc Zero) $ Ass (Lim f) b al</text:p>
      <text:p text:style-name="P110"><text:soft-page-break/></text:p>
      <text:p text:style-name="P110"><text:s/><text:span text:style-name="T73">phi (Ass Zero (Suc a) (Ass (Lim f) (Suc b) al)) = Lim $ \n -&gt; fix (\x -&gt; phi $ Ass (f n) x $ Ass (Lim f) b al) (Suc $ phi $ Ass Zero a $ Ass (Lim f) (Suc b) al)</text:span></text:p>
      <text:p text:style-name="P113"><text:s/>phi (Ass Zero (Suc a) (Ass (Lim f) (Suc b) al)) = Lim $ \n -&gt; phi $ Ass (f n) (phi $ Ass Zero a $ Ass (Lim f) (Suc b) al) $ Ass (Lim f) b al</text:p>
      <text:p text:style-name="P110"><text:s/>phi (Ass (Lim f) (Lim g) al) = Lim $ \n -&gt; phi $ Ass (Lim f) (g n) al</text:p>
      <text:p text:style-name="P109"><text:s/>phi (Ass Zero (Suc a) (Ass (Lim f) (Lim g) al)) = Lim $ \n -&gt; phi $ Ass (f n) (phi $ Ass Zero a $ Ass (Lim f) (Lim g) al) $ Ass (Lim f) (g n) al</text:p>
      <text:p text:style-name="P108"/>
      <text:p text:style-name="P114">correspondance notation combinatoire : autre possibilité :</text:p>
      <text:p text:style-name="P114">Gamma_0^...^Gamma₀ = R1 (R1;1 H) suc 0 = epsilon_(Gamma_0+1) = phi(1,Gamma_0+1)</text:p>
      <text:p text:style-name="P114">zeta_(Gamma_0+1) = R1 R1;1 H suc 0</text:p>
      <text:p text:style-name="P114">Gamma₁ = H [R *-&gt;2 R1;1 H suc 0] 0</text:p>
      <text:p text:style-name="P114"><text:s/>= R1;2 R1;1 H suc 0</text:p>
      <text:p text:style-name="P114"><text:s/>= R1;2-&gt;1 H suc 0</text:p>
      <text:p text:style-name="P114">Gamma_a = phi(1,0,a) = R1;a-&gt;1 H suc 0</text:p>
      <text:p text:style-name="P114">phi(1,1,0) = H [R1 ;*-&gt;1 H suc 0] 0 = R2;1 H suc 0</text:p>
      <text:p text:style-name="P114">phi(2,0,0) = H [R*;1 H suc 0] 0 = R1,0;1 H suc 0</text:p>
      <text:p text:style-name="P114">phi(3,0,0) = R1,0,0;1 H suc 0 ou R2,0;1 H suc 0 ?</text:p>
      <text:p text:style-name="P114">SVO = Rw:1;1 H suc 0</text:p>
      <text:p text:style-name="P114">LVO = RW:1;1 H suc 0 = R(1,0):1;1 H suc 0 = R1:1:1;1 H suc 0</text:p>
      <text:p text:style-name="P114">BHO = R1:…:1;1 H suc 0</text:p>
      <text:p text:style-name="P114"/>
      <text:p text:style-name="P125">Correspondence between Veblen functions and Madore's ψ (psi) collapsing function</text:p>
      <text:p text:style-name="P95">To distinguish between the different Veblen functions, let us call φF the Veblen function with finitely many variables, and φT the Veblen function with transfinitely many variables.</text:p>
      <text:p text:style-name="P95">φF is a function which, when applied to a list of countable ordinals, gives a countable ordinal. A list of countable ordinals can be seen as a function which, when applied to a natural number, gives a countable ordinal, with the restriction that the result differs <text:soft-page-break/>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1">Basic notation</text:p>
          </table:table-cell>
          <table:table-cell table:style-name="Table1.B1" office:value-type="string">
            <text:p text:style-name="P81">Formula</text:p>
          </table:table-cell>
          <table:table-cell table:style-name="Table1.B1" office:value-type="string">
            <text:p text:style-name="P81">Limit</text:p>
          </table:table-cell>
          <table:table-cell table:style-name="Table1.B1" office:value-type="string">
            <text:p text:style-name="P81">Extension</text:p>
          </table:table-cell>
          <table:table-cell table:style-name="Table1.B1" office:value-type="string">
            <text:p text:style-name="P81">Correspondence with basic notation</text:p>
          </table:table-cell>
          <table:table-cell table:style-name="Table1.F1" office:value-type="string">
            <text:p text:style-name="P81">Crossing beyond limit</text:p>
          </table:table-cell>
        </table:table-row>
        <table:table-row>
          <table:table-cell table:style-name="Table1.A2" office:value-type="string">
            <text:p text:style-name="P81">Cantor</text:p>
          </table:table-cell>
          <table:table-cell table:style-name="Table1.B2" office:value-type="string">
            <text:p text:style-name="P81">cantor(a,b)=b+w^a</text:p>
          </table:table-cell>
          <table:table-cell table:style-name="Table1.B2" office:value-type="string">
            <text:p text:style-name="P81">least a = cantor(a,0) = w^a = epsilon_0</text:p>
          </table:table-cell>
          <table:table-cell table:style-name="Table1.B2" office:value-type="string">
            <text:p text:style-name="P81">Taranovsky</text:p>
          </table:table-cell>
          <table:table-cell table:style-name="Table1.B2" office:value-type="string">
            <text:p text:style-name="P81">C(a,b) = b+w^a iff C(a,b) &gt;= a</text:p>
          </table:table-cell>
          <table:table-cell table:style-name="Table1.F2" office:value-type="string">
            <text:p text:style-name="P81">C(W,0) = epsilon_0</text:p>
          </table:table-cell>
        </table:table-row>
        <table:table-row>
          <table:table-cell table:style-name="Table1.A2" office:value-type="string">
            <text:p text:style-name="P81">Epsilon</text:p>
          </table:table-cell>
          <table:table-cell table:style-name="Table1.B2" office:value-type="string">
            <text:p text:style-name="P81">epsilon_a</text:p>
          </table:table-cell>
          <table:table-cell table:style-name="Table1.B2" office:value-type="string">
            <text:p text:style-name="P81">least a = epsilon_a = zeta_0</text:p>
          </table:table-cell>
          <table:table-cell table:style-name="Table1.B2" office:value-type="string">
            <text:p text:style-name="P81">Madore's psi</text:p>
          </table:table-cell>
          <table:table-cell table:style-name="Table1.B2" office:value-type="string">
            <text:p text:style-name="P81">psi(a) = epsilon_a for all a &lt; zeta_0</text:p>
          </table:table-cell>
          <table:table-cell table:style-name="Table1.F2" office:value-type="string">
            <text:p text:style-name="P81">psi(W) = zeta_0</text:p>
          </table:table-cell>
        </table:table-row>
        <table:table-row>
          <table:table-cell table:style-name="Table1.A4" office:value-type="string">
            <text:p text:style-name="P81">Binary Veblen</text:p>
          </table:table-cell>
          <table:table-cell table:style-name="Table1.B4" office:value-type="string">
            <text:p text:style-name="P81">phi_a(b) or phi(a,b)</text:p>
          </table:table-cell>
          <table:table-cell table:style-name="Table1.B4" office:value-type="string">
            <text:p text:style-name="P81">least a = phi(a,0) = Gamma_0</text:p>
          </table:table-cell>
          <table:table-cell table:style-name="Table1.B4" office:value-type="string">
            <text:p text:style-name="P81">theta</text:p>
          </table:table-cell>
          <table:table-cell table:style-name="Table1.B4" office:value-type="string">
            <text:p text:style-name="P81">theta(a,b) = phi(a,b) below Gamma_0</text:p>
          </table:table-cell>
          <table:table-cell table:style-name="Table1.F4" office:value-type="string">
            <text:p text:style-name="P136">theta(W,0) = Gamma_0</text:p>
          </table:table-cell>
        </table:table-row>
      </table:table>
      <text:p text:style-name="P96"><text:line-break/><text:span text:style-name="T81">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1">Name</text:p>
          </table:table-cell>
          <table:table-cell table:style-name="Table2.B1" office:value-type="string">
            <text:p text:style-name="P81">limit of Veblen</text:p>
          </table:table-cell>
          <table:table-cell table:style-name="Table2.B1" office:value-type="string">
            <text:p text:style-name="P81">Simmons</text:p>
          </table:table-cell>
          <table:table-cell table:style-name="Table2.B1" office:value-type="string">
            <text:p text:style-name="P81">Madore's psi</text:p>
          </table:table-cell>
          <table:table-cell table:style-name="Table2.B1" office:value-type="string">
            <text:p text:style-name="P81">theta</text:p>
          </table:table-cell>
          <table:table-cell table:style-name="Table2.F1" office:value-type="string">
            <text:p text:style-name="P81">Taranovsky</text:p>
          </table:table-cell>
        </table:table-row>
        <table:table-row>
          <table:table-cell table:style-name="Table2.A2" office:value-type="string">
            <text:p text:style-name="P81">Gamma_0</text:p>
          </table:table-cell>
          <table:table-cell table:style-name="Table2.B2" office:value-type="string">
            <text:p text:style-name="P81">phi_a(b) or phi(a,b)</text:p>
          </table:table-cell>
          <table:table-cell table:style-name="Table2.B2" office:value-type="string">
            <text:p text:style-name="P81">[1] [0] Next w</text:p>
          </table:table-cell>
          <table:table-cell table:style-name="Table2.B2" office:value-type="string">
            <text:p text:style-name="P81">psi(W^W)</text:p>
          </table:table-cell>
          <table:table-cell table:style-name="Table2.B2" office:value-type="string">
            <text:p text:style-name="P81">theta(W,0)</text:p>
          </table:table-cell>
          <table:table-cell table:style-name="Table2.F2" office:value-type="string">
            <text:p text:style-name="P81">C(W^2,0)</text:p>
          </table:table-cell>
        </table:table-row>
        <table:table-row>
          <table:table-cell table:style-name="Table2.A2" office:value-type="string">
            <text:p text:style-name="P81">Small Veblen</text:p>
          </table:table-cell>
          <table:table-cell table:style-name="Table2.B2" office:value-type="string">
            <text:p text:style-name="P81">finitely many variables phi(a_n,...,a_0)</text:p>
          </table:table-cell>
          <table:table-cell table:style-name="Table2.B2" office:value-type="string">
            <text:p text:style-name="P82"/>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2" office:value-type="string">
            <text:p text:style-name="P81">Large Veblen</text:p>
          </table:table-cell>
          <table:table-cell table:style-name="Table2.B2" office:value-type="string">
            <text:p text:style-name="P81">transfinitely many variables phi</text:p>
          </table:table-cell>
          <table:table-cell table:style-name="Table2.B2" office:value-type="string">
            <text:p text:style-name="P81">[2] [1] [0] Next w</text:p>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5" office:value-type="string">
            <text:p text:style-name="P81">Bachmann Howard</text:p>
          </table:table-cell>
          <table:table-cell table:style-name="Table2.B5" office:value-type="string">
            <text:p text:style-name="P81">extension of phi : T = T -&gt; W phi(a1:...:an,b1:...:bn,...)</text:p>
          </table:table-cell>
          <table:table-cell table:style-name="Table2.B5" office:value-type="string">
            <text:p text:style-name="P81">limit of ... [3] [2] [1] [0] Next w</text:p>
          </table:table-cell>
          <table:table-cell table:style-name="Table2.B5" office:value-type="string">
            <text:p text:style-name="P81">psi(epsilon_(W+1)) = limit of psi(W^W^...^W)</text:p>
          </table:table-cell>
          <table:table-cell table:style-name="Table2.B5" office:value-type="string">
            <text:p text:style-name="P81">theta(epsilon_(W+1),0)</text:p>
          </table:table-cell>
          <table:table-cell table:style-name="Table2.F5" office:value-type="string">
            <text:p text:style-name="P136">C(C(W_2,W),0)<text:line-break/></text:p>
          </table:table-cell>
        </table:table-row>
      </table:table>
      <text:p text:style-name="Text_20_body"><text:line-break/><text:soft-page-break/></text:p>
      <text:p text:style-name="P115">Taranovsky</text:p>
      <text:p text:style-name="P115"/>
      <text:p text:style-name="P115">module Taranovsky where</text:p>
      <text:p text:style-name="P115"/>
      <text:p text:style-name="P115"><text:s/>-- Natural numbers</text:p>
      <text:p text:style-name="P115"><text:s/>data Nat </text:p>
      <text:p text:style-name="P115"><text:s text:c="2"/>= ZeroN</text:p>
      <text:p text:style-name="P115"><text:s text:c="2"/>| SucN Nat</text:p>
      <text:p text:style-name="P115"/>
      <text:p text:style-name="P115"><text:s/>-- Ordinals</text:p>
      <text:p text:style-name="P115"><text:s/>data Ord </text:p>
      <text:p text:style-name="P115"><text:s text:c="2"/>= Zero</text:p>
      <text:p text:style-name="P115"><text:s text:c="2"/>| Suc Ord</text:p>
      <text:p text:style-name="P115"><text:s text:c="2"/>| Lim (Nat -&gt; Ord)</text:p>
      <text:p text:style-name="P115"><text:s text:c="2"/>| Ext (Ord -&gt; Ord)</text:p>
      <text:p text:style-name="P115"/>
      <text:p text:style-name="P115"><text:s/>-- Ordinals</text:p>
      <text:p text:style-name="P115"><text:s/>--data Xord</text:p>
      <text:p text:style-name="P115"><text:s/>-- = Cnt Ord</text:p>
      <text:p text:style-name="P115"><text:s/>-- | Ext (Ord -&gt; Xord)</text:p>
      <text:p text:style-name="P115"/>
      <text:p text:style-name="P115"><text:s/>-- Ordinal corresponding to a given natural</text:p>
      <text:p text:style-name="P115"><text:s/>ordOfNat ZeroN = Zero</text:p>
      <text:p text:style-name="P115"><text:s/>ordOfNat (SucN n) = Suc (ordOfNat n)</text:p>
      <text:p text:style-name="P115"/>
      <text:p text:style-name="P115"><text:s/>-- omega</text:p>
      <text:p text:style-name="P115"><text:s/>w = Lim ordOfNat</text:p>
      <text:p text:style-name="P115"/>
      <text:p text:style-name="P115"><text:soft-page-break/><text:s/>-- plus a b = b + a</text:p>
      <text:p text:style-name="P115"><text:s/>plus Zero b = b</text:p>
      <text:p text:style-name="P115"><text:s/>plus (Suc a) b = Suc (plus a b)</text:p>
      <text:p text:style-name="P115"><text:s/>plus (Lim s) b = Lim (\n -&gt; plus (s n) b)</text:p>
      <text:p text:style-name="P115"><text:s/>plus (Ext f) b = Ext (\x -&gt; plus (f x) b)</text:p>
      <text:p text:style-name="P115"/>
      <text:p text:style-name="P115"><text:s/>lim0 s = Lim s</text:p>
      <text:p text:style-name="P115"/>
      <text:p text:style-name="P115">{-</text:p>
      <text:p text:style-name="P115"><text:s/>fpower l f Zero x = x</text:p>
      <text:p text:style-name="P115"><text:s/>fpower l f (Suc a) x = f (fpower l f a x)</text:p>
      <text:p text:style-name="P115"><text:s/>fpower l f (Lim s) x = l (\n -&gt; fpower l f (s n) x)</text:p>
      <text:p text:style-name="P115"/>
      <text:p text:style-name="P115"><text:s/>-- fix f z = least fixed point of f which is &gt; z</text:p>
      <text:p text:style-name="P115"><text:s/>fix f z = fpower lim0 f w (Suc z) -- Lim (\n -&gt; fpower0 f (ordOfNat n) (Suc z))</text:p>
      <text:p text:style-name="P115">-}</text:p>
      <text:p text:style-name="P115"/>
      <text:p text:style-name="P115"><text:s/>iter f ZeroN a = a</text:p>
      <text:p text:style-name="P115"><text:s/>iter f (SucN p) a = iter f p (f a)</text:p>
      <text:p text:style-name="P115"/>
      <text:p text:style-name="P115"><text:s/>opLim f a = Lim (\n -&gt; f n a)</text:p>
      <text:p text:style-name="P115"/>
      <text:p text:style-name="P115"><text:s/>opItw f = opLim (iter f)</text:p>
      <text:p text:style-name="P115"/>
      <text:p text:style-name="P115"><text:s/>-- cantor a b = a + w^b -&gt; C(b,a)</text:p>
      <text:p text:style-name="P115"><text:s/>cantor a Zero = Suc a</text:p>
      <text:p text:style-name="P115"><text:s/>cantor a (Suc b) = opItw (\x -&gt; cantor x b) a</text:p>
      <text:p text:style-name="P115"><text:s/>cantor a (Lim s) = Lim (\n -&gt; cantor a (s n))</text:p>
      <text:p text:style-name="P115"><text:s/>-- cantor a (Ext f) = Ext (\x -&gt; cantor a (f x))</text:p>
      <text:p text:style-name="P115"><text:soft-page-break/><text:s/>cantor a (Ext f) = opItw (\x -&gt; cantor a (f x)) Zero</text:p>
      <text:p text:style-name="P115"><text:s/>-- cantor a (Ext f) = cantor a (opItw (\x -&gt; f (cantor a x)) Zero)</text:p>
      <text:p text:style-name="P115"/>
      <text:p text:style-name="P138">or</text:p>
      <text:p text:style-name="P138"/>
      <text:p text:style-name="P138">- Taranovsky's C(b,a) = generalization of a + w^b</text:p>
      <text:p text:style-name="P138"><text:s/>tc Zero a = Suc a</text:p>
      <text:p text:style-name="P138"><text:s/>tc (Suc b) a = opItw (tc b) a</text:p>
      <text:p text:style-name="P138"><text:s/>tc (Lim s) a = Lim (\n -&gt; tc (s n) a)</text:p>
      <text:p text:style-name="P138"><text:s/>-- tc (Ext f) a = Ext (\x -&gt; tc (f x) a)</text:p>
      <text:p text:style-name="P138"><text:s/>tc (Ext f) a = opItw (\x -&gt; tc (f x) a) Zero </text:p>
      <text:p text:style-name="P138"><text:s/>-- tc (Ext f) a = tc (opItw (\x -&gt; f (tc x a)) Zero) a</text:p>
      <text:p text:style-name="P138"/>
      <text:p text:style-name="P138">Exemple :</text:p>
      <text:p text:style-name="P138">C(W,0) = C(Ext I, 0) = H [C(*,0)] 0 </text:p>
      <text:p text:style-name="P138"><text:s/>= lim 0, C(0,0)=0+w^0=1, C(1,0)=0+w^1=w, C(w,0)=0+w^w=w^w, …</text:p>
      <text:p text:style-name="P138"><text:s/>= epsilon₀</text:p>
      <text:p text:style-name="P138"/>
      <text:p text:style-name="P116"><text:a xlink:type="simple" xlink:href="https://stepstowardinfinity.wordpress.com/2015/06/22/ordinal3/" text:style-name="Internet_20_link" text:visited-style-name="Visited_20_Internet_20_Link">https://stepstowardinfinity.wordpress.com/2015/06/22/ordinal3/</text:a></text:p>
      <text:p text:style-name="P116"/>
      <text:p text:style-name="P126"><draw:frame draw:style-name="fr2" draw:name="Image1" text:anchor-type="as-char" svg:width="4.71cm" svg:height="0.741cm" draw:z-index="103"><draw:image xlink:href="Pictures/10000000000000B20000001CD555D9B2.png" xlink:type="simple" xlink:show="embed" xlink:actuate="onLoad"/></draw:frame><text:span text:style-name="T78"><text:line-break/></text:span><text:span text:style-name="T78"><draw:frame draw:style-name="fr2" draw:name="Image2" text:anchor-type="as-char" svg:width="5.001cm" svg:height="0.82cm" draw:z-index="104"><draw:image xlink:href="Pictures/10000000000000BD0000001FEDED83CD.png" xlink:type="simple" xlink:show="embed" xlink:actuate="onLoad"/></draw:frame></text:span><text:span text:style-name="T78"><text:line-break/></text:span><text:span text:style-name="T78"><draw:frame draw:style-name="fr2" draw:name="Image3" text:anchor-type="as-char" svg:width="5.45cm" svg:height="1.03cm" draw:z-index="105"><draw:image xlink:href="Pictures/10000000000000CE000000276062D175.png" xlink:type="simple" xlink:show="embed" xlink:actuate="onLoad"/></draw:frame></text:span></text:p>
      <text:p text:style-name="P80">It seems that the Ω<text:span text:style-name="T79">1</text:span> in C function works very similar to the Ω in θ function. And they are also very similar to my EAN: Ω<text:span text:style-name="T79">1</text:span> or Ω expands into “ω layers of” the C or θ where they are, and the results are the supremum of any finite layers of the C or θ where the Ω<text:span text:style-name="T79">1</text:span> or Ω is.</text:p>
      <text:p text:style-name="P80">The 1st system only handles ordinals up to the Bachmann-Howard ordinal. So we need 2nd system now. In 2nd system, Ω<text:span text:style-name="T79">1</text:span> = C(Ω<text:span text:style-name="T79">2</text:span>,0), and the Bachmann-<text:soft-page-break/>Howard ordinal is the supremum of all the C(C(Ω<text:span text:style-name="T79">2</text:span>,0),0), C(C(C(Ω<text:span text:style-name="T79">2</text:span>,0),C(Ω<text:span text:style-name="T79">2</text:span>,0)),0), C(C(C(C(Ω<text:span text:style-name="T79">2</text:span>,0),C(Ω<text:span text:style-name="T79">2</text:span>,0)),C(Ω<text:span text:style-name="T79">2</text:span>,0)),0), C(C(C(C(C(Ω<text:span text:style-name="T79">2</text:span>,0),C(Ω<text:span text:style-name="T79">2</text:span>,0)),C(Ω<text:span text:style-name="T79">2</text:span>,0)),C(Ω<text:span text:style-name="T79">2</text:span>,0)),0), etc. Thus the BHO equals <draw:frame draw:style-name="fr2" draw:name="Image4" text:anchor-type="as-char" svg:width="8.89cm" svg:height="0.559cm" draw:z-index="101"><draw:image xlink:href="Pictures/100000000000015000000015510C5383.png" xlink:type="simple" xlink:show="embed" xlink:actuate="onLoad"/><svg:title>{C(C(\Omega_2,C(\Omega_2,0)),0)=C(C(\Omega_2,\Omega_1),0)}</svg:title></draw:frame>.</text:p>
      <text:p text:style-name="P79"><draw:frame draw:style-name="fr3"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16">W1 = C(W2,0) = w^W2</text:p>
      <text:p text:style-name="P116">BHO = lim C(W1,0), C(C(W1,W1),0), …</text:p>
      <text:p text:style-name="P116">= C (H [C(*,W1)] W1, 0)</text:p>
      <text:p text:style-name="P116">H [C(*,W1)] W1 = H (C(*,W1)] 0 ? = C(W2,W1)</text:p>
      <text:p text:style-name="P116">= C (Ext [C(*,W1)], W1) ?</text:p>
      <text:p text:style-name="P116">= C (Ext (x → C(x,W1)), W1) ?</text:p>
      <text:p text:style-name="P114">O<text:span text:style-name="T80">u plutôt : </text:span></text:p>
      <text:p text:style-name="P116">= C (Ext I, W1) = C (Ext (x → x), W1)</text:p>
      <text:p text:style-name="P114"/>
      <text:p text:style-name="P117">Countable and extended (uncountable) ordinals :</text:p>
      <text:p text:style-name="P117"/>
      <text:p text:style-name="P117">module Cord_and_ord where</text:p>
      <text:p text:style-name="P117"/>
      <text:p text:style-name="P117"><text:s/>-- Natural numbers</text:p>
      <text:p text:style-name="P117"><text:s/>data Nat </text:p>
      <text:p text:style-name="P117"><text:s text:c="2"/>= ZeroN</text:p>
      <text:p text:style-name="P117"><text:s text:c="2"/>| SucN Nat</text:p>
      <text:p text:style-name="P117"/>
      <text:p text:style-name="P117"><text:s/>-- Countable ordinals</text:p>
      <text:p text:style-name="P117"><text:s/>data Cord</text:p>
      <text:p text:style-name="P117"><text:s text:c="2"/>= ZeroC</text:p>
      <text:p text:style-name="P117"><text:s text:c="2"/>| SucC Cord</text:p>
      <text:p text:style-name="P117"><text:s text:c="2"/>| LimC (Nat -&gt; Cord)</text:p>
      <text:p text:style-name="P117"/>
      <text:p text:style-name="P117"><text:soft-page-break/><text:s/>-- Ordinals</text:p>
      <text:p text:style-name="P117"><text:s/>data Ord </text:p>
      <text:p text:style-name="P117"><text:s text:c="2"/>= Zero</text:p>
      <text:p text:style-name="P117"><text:s text:c="2"/>| Suc Ord</text:p>
      <text:p text:style-name="P117"><text:s text:c="2"/>| Lim (Nat -&gt; Ord)</text:p>
      <text:p text:style-name="P117"><text:s text:c="2"/>| Ext (Ord -&gt; Ord)</text:p>
      <text:p text:style-name="P117"/>
      <text:p text:style-name="P117"><text:s/>ordOfCord ZeroC = Zero</text:p>
      <text:p text:style-name="P117"><text:s/>ordOfCord (SucC a) = Suc (ordOfCord a)</text:p>
      <text:p text:style-name="P117"><text:s/>ordOfCord (LimC s) = Lim (\n -&gt; ordOfCord (s n))</text:p>
      <text:p text:style-name="P117"/>
      <text:p text:style-name="P117"><text:s/>cordOfOrd Zero = ZeroC</text:p>
      <text:p text:style-name="P117"><text:s/>cordOfOrd (Suc a) = SucC (cordOfOrd a)</text:p>
      <text:p text:style-name="P117"><text:s/>cordOfOrd (Lim s) = LimC (\n -&gt; cordOfOrd (s n))</text:p>
      <text:p text:style-name="P117"><text:s/>cordOfOrd (Ext f) = cordOfOrd (f Zero)</text:p>
      <text:p text:style-name="P117"/>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45">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text:soft-page-break/></text:p>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4T08:14:48.374410466</dc:date>
    <meta:editing-duration>P1DT16H3M23S</meta:editing-duration>
    <meta:editing-cycles>86</meta:editing-cycles>
    <meta:generator>LibreOffice/4.3.3.2$Linux_ARM_EABI LibreOffice_project/430m0$Build-2</meta:generator>
    <meta:print-date>2017-12-17T20:43:08.484188621</meta:print-date>
    <meta:document-statistic meta:table-count="2" meta:image-count="5" meta:object-count="0" meta:page-count="45" meta:paragraph-count="1369" meta:word-count="14193" meta:character-count="71847" meta:non-whitespace-character-count="56984"/>
  </office:meta>
</office:document-meta>
</file>